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8cm" draw:caption-point-x="-0.61cm" draw:caption-point-y="0.468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3cm" draw:caption-point-x="-0.61cm" draw:caption-point-y="0.468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8cm" draw:caption-point-x="-0.61cm" draw:caption-point-y="0.468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4cm" draw:caption-point-x="-0.61cm" draw:caption-point-y="0.468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39cm" draw:caption-point-x="-0.61cm" draw:caption-point-y="0.468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4cm" draw:caption-point-x="-0.61cm" draw:caption-point-y="0.468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cm" draw:caption-point-x="-0.61cm" draw:caption-point-y="0.468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5cm" draw:caption-point-x="-0.61cm" draw:caption-point-y="0.468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cm" draw:caption-point-x="-0.61cm" draw:caption-point-y="0.468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6cm" draw:caption-point-x="-0.61cm" draw:caption-point-y="0.468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7cm" draw:caption-point-x="-0.61cm" draw:caption-point-y="0.468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7.923cm" draw:caption-point-x="-0.61cm" draw:caption-point-y="0.468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9.288cm" draw:caption-point-x="-0.61cm" draw:caption-point-y="0.468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4cm" draw:caption-point-x="-0.61cm" draw:caption-point-y="0.468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cm" draw:caption-point-x="-0.61cm" draw:caption-point-y="0.468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1cm" draw:caption-point-x="-0.61cm" draw:caption-point-y="0.468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6cm" draw:caption-point-x="-0.61cm" draw:caption-point-y="0.468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8.349cm" svg:height="1.781cm" svg:x="6.683cm" svg:y="14.262cm" draw:caption-point-x="-0.61cm" draw:caption-point-y="0.468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28cm" draw:caption-point-x="-0.61cm" draw:caption-point-y="0.468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3cm" draw:caption-point-x="-0.61cm" draw:caption-point-y="0.468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8cm" draw:caption-point-x="-0.61cm" draw:caption-point-y="0.468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4cm" draw:caption-point-x="-0.61cm" draw:caption-point-y="0.468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59cm" draw:caption-point-x="-0.61cm" draw:caption-point-y="0.468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4cm" draw:caption-point-x="-0.61cm" draw:caption-point-y="0.468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5cm" draw:caption-point-x="-0.61cm" draw:caption-point-y="0.468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cm" draw:caption-point-x="-0.61cm" draw:caption-point-y="0.468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5cm" draw:caption-point-x="-0.61cm" draw:caption-point-y="0.468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6cm" draw:caption-point-x="-0.61cm" draw:caption-point-y="0.468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2cm" draw:caption-point-x="-0.61cm" draw:caption-point-y="0.468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7cm" draw:caption-point-x="-0.61cm" draw:caption-point-y="0.468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22.398cm" draw:caption-point-x="-0.61cm" draw:caption-point-y="0.468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3cm" draw:caption-point-x="-0.61cm" draw:caption-point-y="0.468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8cm" draw:caption-point-x="-0.61cm" draw:caption-point-y="0.468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3cm" draw:caption-point-x="-0.61cm" draw:caption-point-y="0.468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cm" draw:caption-point-x="-0.61cm" draw:caption-point-y="0.468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6cm" draw:caption-point-x="-0.61cm" draw:caption-point-y="0.468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1cm" draw:caption-point-x="-0.61cm" draw:caption-point-y="0.468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6cm" draw:caption-point-x="-0.61cm" draw:caption-point-y="0.468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1cm" draw:caption-point-x="-0.61cm" draw:caption-point-y="0.468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6cm" draw:caption-point-x="-0.61cm" draw:caption-point-y="0.468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1cm" draw:caption-point-x="-0.61cm" draw:caption-point-y="0.468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2cm" draw:caption-point-x="-0.61cm" draw:caption-point-y="0.468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8cm" draw:caption-point-x="-0.61cm" draw:caption-point-y="0.468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9.223cm" draw:caption-point-x="-0.61cm" draw:caption-point-y="0.468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2cm" draw:caption-point-x="-0.61cm" draw:caption-point-y="0.468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5cm" draw:caption-point-x="-0.61cm" draw:caption-point-y="0.468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31cm" draw:caption-point-x="-0.61cm" draw:caption-point-y="0.468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6cm" draw:caption-point-x="-0.61cm" draw:caption-point-y="0.468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41cm" draw:caption-point-x="-0.61cm" draw:caption-point-y="0.468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28cm" draw:caption-point-x="-0.61cm" draw:caption-point-y="0.468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6" draw:text-style-name="P2" svg:width="8.488cm" svg:height="1.781cm" svg:x="6.683cm" svg:y="33.657cm" draw:caption-point-x="-0.61cm" draw:caption-point-y="0.468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2cm" draw:caption-point-x="-0.61cm" draw:caption-point-y="0.468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7cm" draw:caption-point-x="-0.61cm" draw:caption-point-y="0.468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2cm" draw:caption-point-x="-0.61cm" draw:caption-point-y="0.468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78cm" draw:caption-point-x="-0.61cm" draw:caption-point-y="0.468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4cm" draw:caption-point-x="-0.61cm" draw:caption-point-y="0.468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599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4cm" draw:caption-point-x="-0.61cm" draw:caption-point-y="0.468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09cm" draw:caption-point-x="-0.61cm" draw:caption-point-y="0.468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7.964cm" draw:caption-point-x="-0.61cm" draw:caption-point-y="0.468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3cm" draw:caption-point-x="-0.61cm" draw:caption-point-y="0.468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5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4cm" draw:caption-point-x="-0.61cm" draw:caption-point-y="0.468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6cm" draw:caption-point-x="-0.61cm" draw:caption-point-y="0.468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51cm" draw:caption-point-x="-0.61cm" draw:caption-point-y="0.468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7cm" draw:caption-point-x="-0.61cm" draw:caption-point-y="0.468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1])*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2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7cm" draw:caption-point-x="-0.61cm" draw:caption-point-y="0.468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2cm" draw:caption-point-x="-0.61cm" draw:caption-point-y="0.468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7cm" draw:caption-point-x="-0.61cm" draw:caption-point-y="0.468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3cm" draw:caption-point-x="-0.61cm" draw:caption-point-y="0.468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58cm" draw:caption-point-x="-0.61cm" draw:caption-point-y="0.468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4cm" draw:caption-point-x="-0.61cm" draw:caption-point-y="0.468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69cm" draw:caption-point-x="-0.61cm" draw:caption-point-y="0.468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4cm" draw:caption-point-x="-0.61cm" draw:caption-point-y="0.468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9cm" draw:caption-point-x="-0.61cm" draw:caption-point-y="0.468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4.663cm" svg:height="1.781cm" svg:x="6.683cm" svg:y="48.366cm" draw:caption-point-x="-0.61cm" draw:caption-point-y="0.468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6)" office:value-type="float" office:value="13776">
            <text:p>13776</text:p>
          </table:table-cell>
          <table:table-cell office:value-type="float" office:value="24204.6">
            <text:p>2420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1.4; 6)" office:value-type="float" office:value="6574.38">
            <text:p>6574,38</text:p>
          </table:table-cell>
          <table:table-cell office:value-type="float" office:value="10523.874">
            <text:p>10523,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1.4; 6)" office:value-type="float" office:value="13148.76">
            <text:p>13148,76</text:p>
          </table:table-cell>
          <table:table-cell office:value-type="float" office:value="13944.498">
            <text:p>1394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1.4; 6)" office:value-type="float" office:value="438.292">
            <text:p>438,29</text:p>
          </table:table-cell>
          <table:table-cell office:value-type="float" office:value="741.0541">
            <text:p>741,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2" draw:text-style-name="P2" svg:width="4.111cm" svg:height="0.596cm" svg:x="6.683cm" svg:y="49.594cm" draw:caption-point-x="-0.61cm" draw:caption-point-y="1.515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Healing Center">
            <text:p>T Healing Center</text:p>
          </table:table-cell>
          <table:table-cell table:style-name="ce15"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T Healing Center">
            <text:p>T Healing Center</text:p>
          </table:table-cell>
          <table:table-cell table:style-name="ce15"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53.123cm" draw:caption-point-x="-0.61cm" draw:caption-point-y="0.473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53.578cm" draw:caption-point-x="-0.61cm" draw:caption-point-y="0.473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54.033cm" draw:caption-point-x="-0.61cm" draw:caption-point-y="0.473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54.488cm" draw:caption-point-x="-0.61cm" draw:caption-point-y="0.473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55.399cm" draw:caption-point-x="-0.61cm" draw:caption-point-y="0.473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55.854cm" draw:caption-point-x="-0.61cm" draw:caption-point-y="0.473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6.541cm" draw:caption-point-x="-0.61cm" draw:caption-point-y="0.473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36]" office:value-type="string" office:string-value="T Mex t2">
            <text:p>T Mex t2</text:p>
          </table:table-cell>
          <table:table-cell table:style-name="ce15" office:value-type="string">
            <office:annotation draw:style-name="gr2" draw:text-style-name="P2" svg:width="4.31cm" svg:height="0.596cm" svg:x="6.683cm" svg:y="56.996cm" draw:caption-point-x="-0.61cm" draw:caption-point-y="0.473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37]" office:value-type="string" office:string-value="T Mex t2">
            <text:p>T Mex t2</text:p>
          </table:table-cell>
          <table:table-cell table:style-name="ce15" office:value-type="string">
            <office:annotation draw:style-name="gr2" draw:text-style-name="P2" svg:width="3.824cm" svg:height="0.596cm" svg:x="6.683cm" svg:y="57.451cm" draw:caption-point-x="-0.61cm" draw:caption-point-y="0.473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38]" office:value-type="string" office:string-value="T Mex t2">
            <text:p>T Mex t2</text:p>
          </table:table-cell>
          <table:table-cell table:style-name="ce16" office:value-type="string">
            <office:annotation draw:style-name="gr2" draw:text-style-name="P2" svg:width="3.868cm" svg:height="0.596cm" svg:x="6.683cm" svg:y="57.906cm" draw:caption-point-x="-0.61cm" draw:caption-point-y="0.473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9.027cm" draw:caption-point-x="-0.61cm" draw:caption-point-y="0.473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59.482cm" draw:caption-point-x="-0.61cm" draw:caption-point-y="0.473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59.938cm" draw:caption-point-x="-0.61cm" draw:caption-point-y="0.473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44]" office:value-type="string" office:string-value="T SCond. Tech.">
            <text:p>T SCond. Tech.</text:p>
          </table:table-cell>
          <table:table-cell table:style-name="ce16" office:value-type="string">
            <office:annotation draw:style-name="gr8" draw:text-style-name="P2" svg:width="6.5cm" svg:height="1.386cm" svg:x="6.683cm" svg:y="60.393cm" draw:caption-point-x="-0.61cm" draw:caption-point-y="0.473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61.303cm" draw:caption-point-x="-0.61cm" draw:caption-point-y="0.473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61.79cm" draw:caption-point-x="-0.61cm" draw:caption-point-y="0.473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62.54cm" draw:caption-point-x="-0.61cm" draw:caption-point-y="0.473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62.995cm" draw:caption-point-x="-0.61cm" draw:caption-point-y="0.473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63.45cm" draw:caption-point-x="-0.61cm" draw:caption-point-y="0.473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63.906cm" draw:caption-point-x="-0.61cm" draw:caption-point-y="0.473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5.027cm" draw:caption-point-x="-0.61cm" draw:caption-point-y="0.473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65.482cm" draw:caption-point-x="-0.61cm" draw:caption-point-y="0.473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65.937cm" draw:caption-point-x="-0.61cm" draw:caption-point-y="0.473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66.392cm" draw:caption-point-x="-0.61cm" draw:caption-point-y="0.473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7.513cm" draw:caption-point-x="-0.61cm" draw:caption-point-y="0.473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67.968cm" draw:caption-point-x="-0.61cm" draw:caption-point-y="0.473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68.424cm" draw:caption-point-x="-0.61cm" draw:caption-point-y="0.473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9.545cm" draw:caption-point-x="-0.61cm" draw:caption-point-y="0.473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table-cell table:formula="of:=[.A167]" office:value-type="string" office:string-value="T Powd. Zet.">
            <text:p>T Powd. Zet.</text:p>
          </table:table-cell>
          <table:table-cell table:style-name="ce15" office:value-type="string">
            <office:annotation draw:style-name="gr8" draw:text-style-name="P2" svg:width="6.456cm" svg:height="1.386cm" svg:x="6.683cm" svg:y="70cm" draw:caption-point-x="-0.61cm" draw:caption-point-y="0.473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8]" office:value-type="string" office:string-value="T Powd. Zet.">
            <text:p>T Powd. Zet.</text:p>
          </table:table-cell>
          <table:table-cell table:style-name="ce15" office:value-type="string">
            <office:annotation draw:style-name="gr8" draw:text-style-name="P2" svg:width="6.081cm" svg:height="1.386cm" svg:x="6.683cm" svg:y="70.455cm" draw:caption-point-x="-0.61cm" draw:caption-point-y="0.473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9]" office:value-type="string" office:string-value="T Powd. Zet.">
            <text:p>T Powd. Zet.</text:p>
          </table:table-cell>
          <table:table-cell table:style-name="ce16" office:value-type="string">
            <office:annotation draw:style-name="gr7" draw:text-style-name="P2" svg:width="6.125cm" svg:height="2.176cm" svg:x="6.683cm" svg:y="70.91cm" draw:caption-point-x="-0.61cm" draw:caption-point-y="0.473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71]" office:value-type="string" office:string-value="T Powd. Zet.">
            <text:p>T Powd. Zet.</text:p>
          </table:table-cell>
          <table:table-cell table:style-name="ce15" office:value-type="string">
            <office:annotation draw:style-name="gr4" draw:text-style-name="P2" svg:width="2.899cm" svg:height="0.596cm" svg:x="6.683cm" svg:y="71.82cm" draw:caption-point-x="-0.61cm" draw:caption-point-y="0.473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Powd. Zet.">
            <text:p>T Powd. Zet.</text:p>
          </table:table-cell>
          <table:table-cell table:style-name="ce15" office:value-type="string">
            <office:annotation draw:style-name="gr4" draw:text-style-name="P2" svg:width="2.899cm" svg:height="0.596cm" svg:x="6.683cm" svg:y="72.276cm" draw:caption-point-x="-0.61cm" draw:caption-point-y="0.473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72.942cm" draw:caption-point-x="-0.61cm" draw:caption-point-y="0.473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75]" office:value-type="string" office:string-value="T Zex t2">
            <text:p>T Zex t2</text:p>
          </table:table-cell>
          <table:table-cell table:style-name="ce15" office:value-type="string">
            <office:annotation draw:style-name="gr2" draw:text-style-name="P2" svg:width="5.59cm" svg:height="0.596cm" svg:x="6.683cm" svg:y="73.397cm" draw:caption-point-x="-0.61cm" draw:caption-point-y="0.473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76]" office:value-type="string" office:string-value="T Zex t2">
            <text:p>T Zex t2</text:p>
          </table:table-cell>
          <table:table-cell table:style-name="ce15" office:value-type="string">
            <office:annotation draw:style-name="gr2" draw:text-style-name="P2" svg:width="5.193cm" svg:height="0.596cm" svg:x="6.683cm" svg:y="73.852cm" draw:caption-point-x="-0.61cm" draw:caption-point-y="0.473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77]" office:value-type="string" office:string-value="T Zex t2">
            <text:p>T Zex t2</text:p>
          </table:table-cell>
          <table:table-cell table:style-name="ce16" office:value-type="string">
            <office:annotation draw:style-name="gr2" draw:text-style-name="P2" svg:width="4.795cm" svg:height="0.596cm" svg:x="6.683cm" svg:y="74.307cm" draw:caption-point-x="-0.61cm" draw:caption-point-y="0.473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5.428cm" draw:caption-point-x="-0.61cm" draw:caption-point-y="0.473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8.825cm" draw:caption-point-x="-0.61cm" draw:caption-point-y="0.473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89.36cm" draw:caption-point-x="-0.61cm" draw:caption-point-y="1.515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91.523cm" draw:caption-point-x="-0.61cm" draw:caption-point-y="0.473cm">
              <dc:creator>AŠ</dc:creator>
              <dc:date>2011-01-25T00:00:00</dc:date>
              <text:p text:style-name="P2"><text:span text:style-name="T1">MDH X 60%</text:span></text:p>
            </office:annotation>
            <text:p>time</text:p>
          </table:table-cell>
          <table:table-cell table:number-matrix-columns-spanned="10" table:number-matrix-rows-spanned="4" table:formula="of:=[.C343:.L34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9:.L34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9]"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94.01cm" draw:caption-point-x="-0.61cm" draw:caption-point-y="0.473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6.496cm" draw:caption-point-x="-0.61cm" draw:caption-point-y="0.473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1]" office:value-type="string" office:string-value="T Vulcan">
            <text:p>T Vulcan</text:p>
          </table:table-cell>
          <table:table-cell table:style-name="ce15" office:value-type="string">
            <text:p>metal cost</text:p>
          </table:table-cell>
          <table:table-cell table:formula="of:=[Units.R84]"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Vulcan">
            <text:p>T Vulcan</text:p>
          </table:table-cell>
          <table:table-cell table:style-name="ce15" office:value-type="string">
            <text:p>energy cost</text:p>
          </table:table-cell>
          <table:table-cell table:formula="of:=[Units.S84]"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table-cell table:formula="of:=[.A233]" office:value-type="string" office:string-value="T Vulcan">
            <text:p>T Vulcan</text:p>
          </table:table-cell>
          <table:table-cell table:style-name="ce16" office:value-type="string">
            <text:p>zetium cost</text:p>
          </table:table-cell>
          <table:table-cell table:formula="of:=[Units.T84]"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8.983cm" draw:caption-point-x="-0.61cm" draw:caption-point-y="0.473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7]" office:value-type="string" office:string-value="T Screamer">
            <text:p>T Screamer</text:p>
          </table:table-cell>
          <table:table-cell table:style-name="ce15" office:value-type="string">
            <text:p>metal cost</text:p>
          </table:table-cell>
          <table:table-cell table:formula="of:=[Units.R85]"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table-cell table:formula="of:=[.A238]" office:value-type="string" office:string-value="T Screamer">
            <text:p>T Screamer</text:p>
          </table:table-cell>
          <table:table-cell table:style-name="ce15" office:value-type="string">
            <text:p>energy cost</text:p>
          </table:table-cell>
          <table:table-cell table:formula="of:=[Units.S85]"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table-cell table:formula="of:=[.A239]" office:value-type="string" office:string-value="T Screamer">
            <text:p>T Screamer</text:p>
          </table:table-cell>
          <table:table-cell table:style-name="ce16" office:value-type="string">
            <text:p>zetium cost</text:p>
          </table:table-cell>
          <table:table-cell table:formula="of:=[Units.T85]"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101.47cm" draw:caption-point-x="-0.61cm" draw:caption-point-y="0.473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43]" office:value-type="string" office:string-value="T Thunder">
            <text:p>T Thunder</text:p>
          </table:table-cell>
          <table:table-cell table:style-name="ce15" office:value-type="string">
            <text:p>metal cost</text:p>
          </table:table-cell>
          <table:table-cell table:formula="of:=[Units.R86]" office:value-type="float" office:value="4680">
            <text:p>468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table-cell table:formula="of:=[.A244]" office:value-type="string" office:string-value="T Thunder">
            <text:p>T Thunder</text:p>
          </table:table-cell>
          <table:table-cell table:style-name="ce15" office:value-type="string">
            <text:p>energy cost</text:p>
          </table:table-cell>
          <table:table-cell table:formula="of:=[Units.S86]" office:value-type="float" office:value="9720">
            <text:p>972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table-cell table:formula="of:=[.A245]" office:value-type="string" office:string-value="T Thunder">
            <text:p>T Thunder</text:p>
          </table:table-cell>
          <table:table-cell table:style-name="ce16" office:value-type="string">
            <text:p>zetium cost</text:p>
          </table:table-cell>
          <table:table-cell table:formula="of:=[Units.T86]" office:value-type="float" office:value="720">
            <text:p>72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103.956cm" draw:caption-point-x="-0.61cm" draw:caption-point-y="0.473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Jumper</text:p>
          </table:table-cell>
          <table:table-cell table:style-name="ce15" office:value-type="string">
            <office:annotation draw:style-name="gr4" draw:text-style-name="P2" svg:width="2.899cm" svg:height="0.596cm" svg:x="6.683cm" svg:y="122.654cm" draw:caption-point-x="-0.61cm" draw:caption-point-y="1.511cm">
              <dc:creator>AŠ</dc:creator>
              <dc:date>2011-04-04T00:00:00</dc:date>
              <text:p text:style-name="P2">1,5x Crow time</text:p>
            </office:annotation>
            <text:p>time</text:p>
          </table:table-cell>
          <table:table-cell table:style-name="ce25" table:formula="of:=[.C25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Jumper">
            <text:p>T Jumper</text:p>
          </table:table-cell>
          <table:table-cell table:style-name="ce15" office:value-type="string">
            <office:annotation draw:style-name="gr4" draw:text-style-name="P2" svg:width="2.899cm" svg:height="1.781cm" svg:x="6.683cm" svg:y="123.11cm" draw:caption-point-x="-0.61cm" draw:caption-point-y="1.511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0]" office:value-type="float" office:value="11531.25">
            <text:p>11531,25</text:p>
          </table:table-cell>
          <table:table-cell table:number-columns-repeated="7"/>
          <table:table-cell table:formula="of:=[.K29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Jumper">
            <text:p>T Jumper</text:p>
          </table:table-cell>
          <table:table-cell table:style-name="ce15" office:value-type="string">
            <text:p>energy cost</text:p>
          </table:table-cell>
          <table:table-cell table:style-name="ce25" table:formula="of:=15*[Units.S60]" office:value-type="float" office:value="16143.75">
            <text:p>16143,75</text:p>
          </table:table-cell>
          <table:table-cell table:number-columns-repeated="7"/>
          <table:table-cell table:formula="of:=[.K29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Jumper">
            <text:p>T Jumper</text:p>
          </table:table-cell>
          <table:table-cell table:style-name="ce16" office:value-type="string">
            <text:p>zetium cost</text:p>
          </table:table-cell>
          <table:table-cell table:style-name="ce25" table:formula="of:=15*[Units.T60]" office:value-type="float" office:value="2017.96875">
            <text:p>2017,97</text:p>
          </table:table-cell>
          <table:table-cell table:number-columns-repeated="7"/>
          <table:table-cell table:formula="of:=[.K29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Jumper">
            <text:p>T Jumper</text:p>
          </table:table-cell>
          <table:table-cell table:style-name="ce16" office:value-type="string">
            <office:annotation draw:style-name="gr4" draw:text-style-name="P2" svg:width="2.899cm" svg:height="0.991cm" svg:x="6.683cm" svg:y="124.475cm" draw:caption-point-x="-0.61cm" draw:caption-point-y="1.511cm">
              <dc:creator>AŠ</dc:creator>
              <dc:date>2011-04-04T00:00:00</dc:date>
              <text:p text:style-name="P2"><text:span text:style-name="T1">1,5x Crow scientists</text:span></text:p>
            </office:annotation>
            <text:p>scientists min</text:p>
          </table:table-cell>
          <table:table-cell table:style-name="ce25" table:formula="of:=[.C261]*[.M261]*1.5" office:value-type="float" office:value="118.125">
            <text:p>118,13</text:p>
          </table:table-cell>
          <table:table-cell table:number-columns-repeated="7"/>
          <table:table-cell table:formula="of:=[.K298]" office:value-type="float" office:value="1">
            <text:p>1</text:p>
          </table:table-cell>
          <table:table-cell/>
          <table:table-cell table:style-name="ce24" office:value-type="float" office:value="1">
            <text:p>1,0000</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1]"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01:.M30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301:.L30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1]" office:value-type="float" office:value="1">
            <text:p>1,0000</text:p>
          </table:table-cell>
          <table:table-cell table:number-columns-repeated="1011"/>
        </table:table-row>
        <table:table-row table:style-name="ro1">
          <table:table-cell table:formula="of:=[.A308]"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2]" office:value-type="float" office:value="1">
            <text:p>1,0000</text:p>
          </table:table-cell>
          <table:table-cell table:number-columns-repeated="1011"/>
        </table:table-row>
        <table:table-row table:style-name="ro1">
          <table:table-cell table:formula="of:=[.A30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3]" office:value-type="float" office:value="1">
            <text:p>1,0000</text:p>
          </table:table-cell>
          <table:table-cell table:number-columns-repeated="1011"/>
        </table:table-row>
        <table:table-row table:style-name="ro1">
          <table:table-cell table:formula="of:=[.A31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4]" office:value-type="float" office:value="1">
            <text:p>1,0000</text:p>
          </table:table-cell>
          <table:table-cell table:number-columns-repeated="1011"/>
        </table:table-row>
        <table:table-row table:style-name="ro1">
          <table:table-cell table:formula="of:=[.A311]" office:value-type="string" office:string-value="T Ships Damage">
            <text:p>T Ships Damage</text:p>
          </table:table-cell>
          <table:table-cell table:style-name="ce16" office:value-type="string">
            <office:annotation draw:style-name="gr4" draw:text-style-name="P2" svg:width="2.899cm" svg:height="0.596cm" svg:x="6.683cm" svg:y="129.963cm" draw:caption-point-x="-0.61cm" draw:caption-point-y="1.515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5]*2" office:value-type="float" office:value="2">
            <text:p>2,0000</text:p>
          </table:table-cell>
          <table:table-cell table:number-columns-repeated="1011"/>
        </table:table-row>
        <table:table-row table:style-name="ro1">
          <table:table-cell table:formula="of:=[.A31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6]"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31.072cm" draw:caption-point-x="-0.61cm" draw:caption-point-y="1.527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1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5]" office:value-type="float" office:value="1">
            <text:p>1</text:p>
          </table:table-cell>
          <table:table-cell/>
          <table:table-cell table:style-name="ce24" table:formula="of:=[.M315]" office:value-type="float" office:value="0.8">
            <text:p>0,8000</text:p>
          </table:table-cell>
          <table:table-cell table:number-columns-repeated="1011"/>
        </table:table-row>
        <table:table-row table:style-name="ro1">
          <table:table-cell table:formula="of:=[.A31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6]" office:value-type="float" office:value="1">
            <text:p>1</text:p>
          </table:table-cell>
          <table:table-cell/>
          <table:table-cell table:style-name="ce24" table:formula="of:=[.M316]" office:value-type="float" office:value="0.8">
            <text:p>0,8000</text:p>
          </table:table-cell>
          <table:table-cell table:number-columns-repeated="1011"/>
        </table:table-row>
        <table:table-row table:style-name="ro1">
          <table:table-cell table:formula="of:=[.A31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7]" office:value-type="float" office:value="1">
            <text:p>1</text:p>
          </table:table-cell>
          <table:table-cell/>
          <table:table-cell table:style-name="ce24" table:formula="of:=[.M317]" office:value-type="float" office:value="0.8">
            <text:p>0,8000</text:p>
          </table:table-cell>
          <table:table-cell table:number-columns-repeated="1011"/>
        </table:table-row>
        <table:table-row table:style-name="ro1">
          <table:table-cell table:formula="of:=[.A31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21:.M32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21:.L32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1">
            <text:p>1,0000</text:p>
          </table:table-cell>
          <table:table-cell table:number-columns-repeated="1011"/>
        </table:table-row>
        <table:table-row table:style-name="ro1">
          <table:table-cell table:formula="of:=[.A32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2]" office:value-type="float" office:value="1">
            <text:p>1,0000</text:p>
          </table:table-cell>
          <table:table-cell table:number-columns-repeated="1011"/>
        </table:table-row>
        <table:table-row table:style-name="ro1">
          <table:table-cell table:formula="of:=[.A32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3]" office:value-type="float" office:value="1">
            <text:p>1,0000</text:p>
          </table:table-cell>
          <table:table-cell table:number-columns-repeated="1011"/>
        </table:table-row>
        <table:table-row table:style-name="ro1">
          <table:table-cell table:formula="of:=[.A33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4]" office:value-type="float" office:value="1">
            <text:p>1,0000</text:p>
          </table:table-cell>
          <table:table-cell table:number-columns-repeated="1011"/>
        </table:table-row>
        <table:table-row table:style-name="ro1">
          <table:table-cell table:formula="of:=[.A331]" office:value-type="string" office:string-value="T Tanks Damage">
            <text:p>T Tanks Damage</text:p>
          </table:table-cell>
          <table:table-cell table:style-name="ce16" office:value-type="string">
            <office:annotation draw:style-name="gr4" draw:text-style-name="P2" svg:width="2.899cm" svg:height="0.596cm" svg:x="6.683cm" svg:y="138.375cm" draw:caption-point-x="-0.61cm" draw:caption-point-y="1.515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5]*2" office:value-type="float" office:value="2">
            <text:p>2,0000</text:p>
          </table:table-cell>
          <table:table-cell table:number-columns-repeated="1011"/>
        </table:table-row>
        <table:table-row table:style-name="ro1">
          <table:table-cell table:formula="of:=[.A33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6]"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43:.M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51:.M35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50.558cm" draw:caption-point-x="-0.61cm" draw:caption-point-y="0.951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V59]" office:value-type="float" office:value="1246">
            <text:p>1246</text:p>
          </table:table-cell>
          <table:table-cell table:number-columns-repeated="7"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51.013cm" draw:caption-point-x="-0.61cm" draw:caption-point-y="0.951cm">
              <dc:creator>AŠ</dc:creator>
              <dc:date>2011-02-14T00:00:00</dc:date>
              <text:p text:style-name="P2"><text:span text:style-name="T1">Same as Mule</text:span></text:p>
            </office:annotation>
            <text:p>unload per tick</text:p>
          </table:table-cell>
          <table:table-cell table:formula="of:=[Units.V63]" office:value-type="float" office:value="411">
            <text:p>411</text:p>
          </table:table-cell>
          <table:table-cell table:formula="of:=[.D359]" office:value-type="float" office:value="0">
            <text:p>0</text:p>
          </table:table-cell>
          <table:table-cell table:formula="of:=[.E359]" office:value-type="float" office:value="0">
            <text:p>0</text:p>
          </table:table-cell>
          <table:table-cell table:formula="of:=[.F359]" office:value-type="float" office:value="0">
            <text:p>0</text:p>
          </table:table-cell>
          <table:table-cell table:formula="of:=[.G359]" office:value-type="float" office:value="0">
            <text:p>0</text:p>
          </table:table-cell>
          <table:table-cell table:formula="of:=[.H359]" office:value-type="float" office:value="0">
            <text:p>0</text:p>
          </table:table-cell>
          <table:table-cell table:formula="of:=[.I359]" office:value-type="float" office:value="0">
            <text:p>0</text:p>
          </table:table-cell>
          <table:table-cell table:formula="of:=[.J359]" office:value-type="float" office:value="0">
            <text:p>0</text:p>
          </table:table-cell>
          <table:table-cell table:formula="of:=[.K359]" office:value-type="float" office:value="0">
            <text:p>0</text:p>
          </table:table-cell>
          <table:table-cell table:formula="of:=[.L359]" office:value-type="float" office:value="0">
            <text:p>0</text:p>
          </table:table-cell>
          <table:table-cell table:formula="of:=[.M359]"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Jumper</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time</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Healing Center</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energy cost</text:p>
          </table:table-cell>
          <table:covered-table-cell table:style-name="ce17"/>
          <table:covered-table-cell table:style-name="ce39"/>
          <table:covered-table-cell table:style-name="ce44"/>
          <table:table-cell table:style-name="ce40">
            <draw:control table:end-cell-address="Main.L370" table:end-x="1.949cm" table:end-y="0.288cm" draw:z-index="1" draw:text-style-name="P1" svg:width="4.24cm" svg:height="0.749cm" svg:x="0.86cm" svg:y="0.005cm" draw:control="control1"/>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draw:control table:end-cell-address="Main.L372" table:end-x="2.215cm" table:end-y="0.198cm" draw:z-index="2" draw:text-style-name="P1" svg:width="4.437cm" svg:height="0.698cm" svg:x="0.929cm" svg:y="0.008cm" draw:control="control2"/>
          </table:table-cell>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64]; [.B368];[.F368])" office:value-type="float" office:value="35437.5">
            <text:p>35437,5</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
            <text:p>1</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2]" office:value-type="float" office:value="35437.5">
            <text:p>35437,5</text:p>
          </table:table-cell>
          <table:table-cell table:style-name="ce30" table:formula="of:=SFLINEAR([.$A373]; [.$C$372]; [.$D$372])" office:value-type="float" office:value="0">
            <text:p>0,000</text:p>
          </table:table-cell>
          <table:table-cell/>
          <table:table-cell table:formula="of:=SFPOWER([.$A373]; [.$E$372]; [.$F$372]; [.$G$372])" office:value-type="float" office:value="0">
            <text:p>0</text:p>
          </table:table-cell>
          <table:table-cell table:number-columns-repeated="2"/>
          <table:table-cell table:formula="of:=SFEXP([.$A373]; [.$H$372]; [.$I$372])" office:value-type="float" office:value="0">
            <text:p>0</text:p>
          </table:table-cell>
          <table:table-cell table:number-columns-repeated="2"/>
          <table:table-cell table:style-name="ce47" table:formula="of:=SFJOIN([.B373];[.C373];[.E373];[.H373];[.$L$372])" office:value-type="float" office:value="35437.5">
            <text:p>35437,5000</text:p>
          </table:table-cell>
          <table:table-cell table:style-name="ce47" table:formula="of:=IF([.$K$372]=1; [.$K373]*60; [.$K373]/60)" office:value-type="float" office:value="590.625">
            <text:p>590,6250</text:p>
          </table:table-cell>
          <table:table-cell table:style-name="ce52" table:formula="of:=IF([.$K$372]=1; [.$K373]*60*60; [.$K373]/60/60)" office:value-type="float" office:value="9.84375">
            <text:p>9,8438</text:p>
          </table:table-cell>
          <table:table-cell table:style-name="ce52" table:formula="of:=IF([.$K$372]=1; [.$K373]*60*60*24; [.$K373]/60/60/24)" office:value-type="float" office:value="0.41015625">
            <text:p>0,4102</text:p>
          </table:table-cell>
          <table:table-cell table:number-columns-repeated="1010"/>
        </table:table-row>
        <table:table-row table:style-name="ro1">
          <table:table-cell table:style-name="ce12" office:value-type="string">
            <text:p>2</text:p>
          </table:table-cell>
          <table:table-cell table:formula="of:=[.$B$372]" office:value-type="float" office:value="35437.5">
            <text:p>35437,5</text:p>
          </table:table-cell>
          <table:table-cell table:style-name="ce30" table:formula="of:=SFLINEAR([.$A374]; [.$C$372]; [.$D$372])" office:value-type="float" office:value="0">
            <text:p>0,000</text:p>
          </table:table-cell>
          <table:table-cell/>
          <table:table-cell table:formula="of:=SFPOWER([.$A374]; [.$E$372]; [.$F$372]; [.$G$372])" office:value-type="float" office:value="0">
            <text:p>0</text:p>
          </table:table-cell>
          <table:table-cell table:number-columns-repeated="2"/>
          <table:table-cell table:formula="of:=SFEXP([.$A374]; [.$H$372]; [.$I$372])" office:value-type="float" office:value="0">
            <text:p>0</text:p>
          </table:table-cell>
          <table:table-cell table:number-columns-repeated="2"/>
          <table:table-cell table:style-name="ce47" table:formula="of:=SFJOIN([.B374];[.C374];[.E374];[.H374];[.$L$372])" office:value-type="float" office:value="35437.5">
            <text:p>35437,5000</text:p>
          </table:table-cell>
          <table:table-cell table:style-name="ce47" table:formula="of:=IF([.$K$372]=1; [.$K374]*60; [.$K374]/60)" office:value-type="float" office:value="590.625">
            <text:p>590,6250</text:p>
          </table:table-cell>
          <table:table-cell table:style-name="ce52" table:formula="of:=IF([.$K$372]=1; [.$K374]*60*60; [.$K374]/60/60)" office:value-type="float" office:value="9.84375">
            <text:p>9,8438</text:p>
          </table:table-cell>
          <table:table-cell table:style-name="ce52" table:formula="of:=IF([.$K$372]=1; [.$K374]*60*60*24; [.$K374]/60/60/24)" office:value-type="float" office:value="0.41015625">
            <text:p>0,4102</text:p>
          </table:table-cell>
          <table:table-cell table:formula="of:=[.K374]/[.K373]" office:value-type="float" office:value="1">
            <text:p>1</text:p>
          </table:table-cell>
          <table:table-cell table:number-columns-repeated="1009"/>
        </table:table-row>
        <table:table-row table:style-name="ro1">
          <table:table-cell table:style-name="ce12" office:value-type="string">
            <text:p>3</text:p>
          </table:table-cell>
          <table:table-cell table:formula="of:=[.$B$372]" office:value-type="float" office:value="35437.5">
            <text:p>35437,5</text:p>
          </table:table-cell>
          <table:table-cell table:style-name="ce30" table:formula="of:=SFLINEAR([.$A375]; [.$C$372]; [.$D$372])" office:value-type="float" office:value="0">
            <text:p>0,000</text:p>
          </table:table-cell>
          <table:table-cell/>
          <table:table-cell table:formula="of:=SFPOWER([.$A375]; [.$E$372]; [.$F$372]; [.$G$372])" office:value-type="float" office:value="0">
            <text:p>0</text:p>
          </table:table-cell>
          <table:table-cell table:number-columns-repeated="2"/>
          <table:table-cell table:formula="of:=SFEXP([.$A375]; [.$H$372]; [.$I$372])" office:value-type="float" office:value="0">
            <text:p>0</text:p>
          </table:table-cell>
          <table:table-cell table:number-columns-repeated="2"/>
          <table:table-cell table:style-name="ce47" table:formula="of:=SFJOIN([.B375];[.C375];[.E375];[.H375];[.$L$372])" office:value-type="float" office:value="35437.5">
            <text:p>35437,5000</text:p>
          </table:table-cell>
          <table:table-cell table:style-name="ce47" table:formula="of:=IF([.$K$372]=1; [.$K375]*60; [.$K375]/60)" office:value-type="float" office:value="590.625">
            <text:p>590,6250</text:p>
          </table:table-cell>
          <table:table-cell table:style-name="ce52" table:formula="of:=IF([.$K$372]=1; [.$K375]*60*60; [.$K375]/60/60)" office:value-type="float" office:value="9.84375">
            <text:p>9,8438</text:p>
          </table:table-cell>
          <table:table-cell table:style-name="ce52" table:formula="of:=IF([.$K$372]=1; [.$K375]*60*60*24; [.$K375]/60/60/24)" office:value-type="float" office:value="0.41015625">
            <text:p>0,4102</text:p>
          </table:table-cell>
          <table:table-cell table:formula="of:=[.K375]/[.K374]" office:value-type="float" office:value="1">
            <text:p>1</text:p>
          </table:table-cell>
          <table:table-cell table:number-columns-repeated="1009"/>
        </table:table-row>
        <table:table-row table:style-name="ro1">
          <table:table-cell table:style-name="ce12" office:value-type="string">
            <text:p>4</text:p>
          </table:table-cell>
          <table:table-cell table:formula="of:=[.$B$372]" office:value-type="float" office:value="35437.5">
            <text:p>35437,5</text:p>
          </table:table-cell>
          <table:table-cell table:style-name="ce30" table:formula="of:=SFLINEAR([.$A376]; [.$C$372]; [.$D$372])" office:value-type="float" office:value="0">
            <text:p>0,000</text:p>
          </table:table-cell>
          <table:table-cell/>
          <table:table-cell table:formula="of:=SFPOWER([.$A376]; [.$E$372]; [.$F$372]; [.$G$372])" office:value-type="float" office:value="0">
            <text:p>0</text:p>
          </table:table-cell>
          <table:table-cell table:number-columns-repeated="2"/>
          <table:table-cell table:formula="of:=SFEXP([.$A376]; [.$H$372]; [.$I$372])" office:value-type="float" office:value="0">
            <text:p>0</text:p>
          </table:table-cell>
          <table:table-cell table:number-columns-repeated="2"/>
          <table:table-cell table:style-name="ce47" table:formula="of:=SFJOIN([.B376];[.C376];[.E376];[.H376];[.$L$372])" office:value-type="float" office:value="35437.5">
            <text:p>35437,5000</text:p>
          </table:table-cell>
          <table:table-cell table:style-name="ce47" table:formula="of:=IF([.$K$372]=1; [.$K376]*60; [.$K376]/60)" office:value-type="float" office:value="590.625">
            <text:p>590,6250</text:p>
          </table:table-cell>
          <table:table-cell table:style-name="ce52" table:formula="of:=IF([.$K$372]=1; [.$K376]*60*60; [.$K376]/60/60)" office:value-type="float" office:value="9.84375">
            <text:p>9,8438</text:p>
          </table:table-cell>
          <table:table-cell table:style-name="ce52" table:formula="of:=IF([.$K$372]=1; [.$K376]*60*60*24; [.$K376]/60/60/24)" office:value-type="float" office:value="0.41015625">
            <text:p>0,4102</text:p>
          </table:table-cell>
          <table:table-cell table:formula="of:=[.K376]/[.K375]" office:value-type="float" office:value="1">
            <text:p>1</text:p>
          </table:table-cell>
          <table:table-cell table:number-columns-repeated="1009"/>
        </table:table-row>
        <table:table-row table:style-name="ro1">
          <table:table-cell table:style-name="ce12" office:value-type="string">
            <text:p>5</text:p>
          </table:table-cell>
          <table:table-cell table:formula="of:=[.$B$372]" office:value-type="float" office:value="35437.5">
            <text:p>35437,5</text:p>
          </table:table-cell>
          <table:table-cell table:style-name="ce30" table:formula="of:=SFLINEAR([.$A377]; [.$C$372]; [.$D$372])" office:value-type="float" office:value="0">
            <text:p>0,000</text:p>
          </table:table-cell>
          <table:table-cell/>
          <table:table-cell table:formula="of:=SFPOWER([.$A377]; [.$E$372]; [.$F$372]; [.$G$372])" office:value-type="float" office:value="0">
            <text:p>0</text:p>
          </table:table-cell>
          <table:table-cell table:number-columns-repeated="2"/>
          <table:table-cell table:formula="of:=SFEXP([.$A377]; [.$H$372]; [.$I$372])" office:value-type="float" office:value="0">
            <text:p>0</text:p>
          </table:table-cell>
          <table:table-cell table:number-columns-repeated="2"/>
          <table:table-cell table:style-name="ce47" table:formula="of:=SFJOIN([.B377];[.C377];[.E377];[.H377];[.$L$372])" office:value-type="float" office:value="35437.5">
            <text:p>35437,5000</text:p>
          </table:table-cell>
          <table:table-cell table:style-name="ce47" table:formula="of:=IF([.$K$372]=1; [.$K377]*60; [.$K377]/60)" office:value-type="float" office:value="590.625">
            <text:p>590,6250</text:p>
          </table:table-cell>
          <table:table-cell table:style-name="ce52" table:formula="of:=IF([.$K$372]=1; [.$K377]*60*60; [.$K377]/60/60)" office:value-type="float" office:value="9.84375">
            <text:p>9,8438</text:p>
          </table:table-cell>
          <table:table-cell table:style-name="ce52" table:formula="of:=IF([.$K$372]=1; [.$K377]*60*60*24; [.$K377]/60/60/24)" office:value-type="float" office:value="0.41015625">
            <text:p>0,4102</text:p>
          </table:table-cell>
          <table:table-cell table:formula="of:=[.K377]/[.K376]" office:value-type="float" office:value="1">
            <text:p>1</text:p>
          </table:table-cell>
          <table:table-cell table:number-columns-repeated="1009"/>
        </table:table-row>
        <table:table-row table:style-name="ro1">
          <table:table-cell table:style-name="ce12" office:value-type="string">
            <text:p>6</text:p>
          </table:table-cell>
          <table:table-cell table:formula="of:=[.$B$372]" office:value-type="float" office:value="35437.5">
            <text:p>35437,5</text:p>
          </table:table-cell>
          <table:table-cell table:style-name="ce30" table:formula="of:=SFLINEAR([.$A378]; [.$C$372]; [.$D$372])" office:value-type="float" office:value="0">
            <text:p>0,000</text:p>
          </table:table-cell>
          <table:table-cell/>
          <table:table-cell table:formula="of:=SFPOWER([.$A378]; [.$E$372]; [.$F$372]; [.$G$372])" office:value-type="float" office:value="0">
            <text:p>0</text:p>
          </table:table-cell>
          <table:table-cell table:number-columns-repeated="2"/>
          <table:table-cell table:formula="of:=SFEXP([.$A378]; [.$H$372]; [.$I$372])" office:value-type="float" office:value="0">
            <text:p>0</text:p>
          </table:table-cell>
          <table:table-cell table:number-columns-repeated="2"/>
          <table:table-cell table:style-name="ce47" table:formula="of:=SFJOIN([.B378];[.C378];[.E378];[.H378];[.$L$372])" office:value-type="float" office:value="35437.5">
            <text:p>35437,5000</text:p>
          </table:table-cell>
          <table:table-cell table:style-name="ce47" table:formula="of:=IF([.$K$372]=1; [.$K378]*60; [.$K378]/60)" office:value-type="float" office:value="590.625">
            <text:p>590,6250</text:p>
          </table:table-cell>
          <table:table-cell table:style-name="ce52" table:formula="of:=IF([.$K$372]=1; [.$K378]*60*60; [.$K378]/60/60)" office:value-type="float" office:value="9.84375">
            <text:p>9,8438</text:p>
          </table:table-cell>
          <table:table-cell table:style-name="ce52" table:formula="of:=IF([.$K$372]=1; [.$K378]*60*60*24; [.$K378]/60/60/24)" office:value-type="float" office:value="0.41015625">
            <text:p>0,4102</text:p>
          </table:table-cell>
          <table:table-cell table:formula="of:=[.K378]/[.K377]" office:value-type="float" office:value="1">
            <text:p>1</text:p>
          </table:table-cell>
          <table:table-cell table:number-columns-repeated="1009"/>
        </table:table-row>
        <table:table-row table:style-name="ro1">
          <table:table-cell table:style-name="ce12" office:value-type="string">
            <text:p>7</text:p>
          </table:table-cell>
          <table:table-cell table:formula="of:=[.$B$372]" office:value-type="float" office:value="35437.5">
            <text:p>35437,5</text:p>
          </table:table-cell>
          <table:table-cell table:style-name="ce30" table:formula="of:=SFLINEAR([.$A379]; [.$C$372]; [.$D$372])" office:value-type="float" office:value="0">
            <text:p>0,000</text:p>
          </table:table-cell>
          <table:table-cell/>
          <table:table-cell table:formula="of:=SFPOWER([.$A379]; [.$E$372]; [.$F$372]; [.$G$372])" office:value-type="float" office:value="0">
            <text:p>0</text:p>
          </table:table-cell>
          <table:table-cell table:number-columns-repeated="2"/>
          <table:table-cell table:formula="of:=SFEXP([.$A379]; [.$H$372]; [.$I$372])" office:value-type="float" office:value="0">
            <text:p>0</text:p>
          </table:table-cell>
          <table:table-cell table:number-columns-repeated="2"/>
          <table:table-cell table:style-name="ce47" table:formula="of:=SFJOIN([.B379];[.C379];[.E379];[.H379];[.$L$372])" office:value-type="float" office:value="35437.5">
            <text:p>35437,5000</text:p>
          </table:table-cell>
          <table:table-cell table:style-name="ce47" table:formula="of:=IF([.$K$372]=1; [.$K379]*60; [.$K379]/60)" office:value-type="float" office:value="590.625">
            <text:p>590,6250</text:p>
          </table:table-cell>
          <table:table-cell table:style-name="ce52" table:formula="of:=IF([.$K$372]=1; [.$K379]*60*60; [.$K379]/60/60)" office:value-type="float" office:value="9.84375">
            <text:p>9,8438</text:p>
          </table:table-cell>
          <table:table-cell table:style-name="ce52" table:formula="of:=IF([.$K$372]=1; [.$K379]*60*60*24; [.$K379]/60/60/24)" office:value-type="float" office:value="0.41015625">
            <text:p>0,4102</text:p>
          </table:table-cell>
          <table:table-cell table:formula="of:=[.K379]/[.K378]" office:value-type="float" office:value="1">
            <text:p>1</text:p>
          </table:table-cell>
          <table:table-cell table:number-columns-repeated="1009"/>
        </table:table-row>
        <table:table-row table:style-name="ro1">
          <table:table-cell table:style-name="ce12" office:value-type="string">
            <text:p>8</text:p>
          </table:table-cell>
          <table:table-cell table:formula="of:=[.$B$372]" office:value-type="float" office:value="35437.5">
            <text:p>35437,5</text:p>
          </table:table-cell>
          <table:table-cell table:style-name="ce30" table:formula="of:=SFLINEAR([.$A380]; [.$C$372]; [.$D$372])" office:value-type="float" office:value="0">
            <text:p>0,000</text:p>
          </table:table-cell>
          <table:table-cell/>
          <table:table-cell table:formula="of:=SFPOWER([.$A380]; [.$E$372]; [.$F$372]; [.$G$372])" office:value-type="float" office:value="0">
            <text:p>0</text:p>
          </table:table-cell>
          <table:table-cell table:number-columns-repeated="2"/>
          <table:table-cell table:formula="of:=SFEXP([.$A380]; [.$H$372]; [.$I$372])" office:value-type="float" office:value="0">
            <text:p>0</text:p>
          </table:table-cell>
          <table:table-cell table:number-columns-repeated="2"/>
          <table:table-cell table:style-name="ce47" table:formula="of:=SFJOIN([.B380];[.C380];[.E380];[.H380];[.$L$372])" office:value-type="float" office:value="35437.5">
            <text:p>35437,5000</text:p>
          </table:table-cell>
          <table:table-cell table:style-name="ce47" table:formula="of:=IF([.$K$372]=1; [.$K380]*60; [.$K380]/60)" office:value-type="float" office:value="590.625">
            <text:p>590,6250</text:p>
          </table:table-cell>
          <table:table-cell table:style-name="ce52" table:formula="of:=IF([.$K$372]=1; [.$K380]*60*60; [.$K380]/60/60)" office:value-type="float" office:value="9.84375">
            <text:p>9,8438</text:p>
          </table:table-cell>
          <table:table-cell table:style-name="ce52" table:formula="of:=IF([.$K$372]=1; [.$K380]*60*60*24; [.$K380]/60/60/24)" office:value-type="float" office:value="0.41015625">
            <text:p>0,4102</text:p>
          </table:table-cell>
          <table:table-cell table:formula="of:=[.K380]/[.K379]" office:value-type="float" office:value="1">
            <text:p>1</text:p>
          </table:table-cell>
          <table:table-cell table:number-columns-repeated="1009"/>
        </table:table-row>
        <table:table-row table:style-name="ro1">
          <table:table-cell table:style-name="ce12" office:value-type="string">
            <text:p>9</text:p>
          </table:table-cell>
          <table:table-cell table:formula="of:=[.$B$372]" office:value-type="float" office:value="35437.5">
            <text:p>35437,5</text:p>
          </table:table-cell>
          <table:table-cell table:style-name="ce30" table:formula="of:=SFLINEAR([.$A381]; [.$C$372]; [.$D$372])" office:value-type="float" office:value="0">
            <text:p>0,000</text:p>
          </table:table-cell>
          <table:table-cell/>
          <table:table-cell table:formula="of:=SFPOWER([.$A381]; [.$E$372]; [.$F$372]; [.$G$372])" office:value-type="float" office:value="0">
            <text:p>0</text:p>
          </table:table-cell>
          <table:table-cell table:number-columns-repeated="2"/>
          <table:table-cell table:formula="of:=SFEXP([.$A381]; [.$H$372]; [.$I$372])" office:value-type="float" office:value="0">
            <text:p>0</text:p>
          </table:table-cell>
          <table:table-cell table:number-columns-repeated="2"/>
          <table:table-cell table:style-name="ce47" table:formula="of:=SFJOIN([.B381];[.C381];[.E381];[.H381];[.$L$372])" office:value-type="float" office:value="35437.5">
            <text:p>35437,5000</text:p>
          </table:table-cell>
          <table:table-cell table:style-name="ce47" table:formula="of:=IF([.$K$372]=1; [.$K381]*60; [.$K381]/60)" office:value-type="float" office:value="590.625">
            <text:p>590,6250</text:p>
          </table:table-cell>
          <table:table-cell table:style-name="ce52" table:formula="of:=IF([.$K$372]=1; [.$K381]*60*60; [.$K381]/60/60)" office:value-type="float" office:value="9.84375">
            <text:p>9,8438</text:p>
          </table:table-cell>
          <table:table-cell table:style-name="ce52" table:formula="of:=IF([.$K$372]=1; [.$K381]*60*60*24; [.$K381]/60/60/24)" office:value-type="float" office:value="0.41015625">
            <text:p>0,4102</text:p>
          </table:table-cell>
          <table:table-cell table:formula="of:=[.K381]/[.K380]" office:value-type="float" office:value="1">
            <text:p>1</text:p>
          </table:table-cell>
          <table:table-cell table:number-columns-repeated="1009"/>
        </table:table-row>
        <table:table-row table:style-name="ro1">
          <table:table-cell table:style-name="ce12" office:value-type="string">
            <text:p>10</text:p>
          </table:table-cell>
          <table:table-cell table:formula="of:=[.$B$372]" office:value-type="float" office:value="35437.5">
            <text:p>35437,5</text:p>
          </table:table-cell>
          <table:table-cell table:style-name="ce30" table:formula="of:=SFLINEAR([.$A382]; [.$C$372]; [.$D$372])" office:value-type="float" office:value="0">
            <text:p>0,000</text:p>
          </table:table-cell>
          <table:table-cell/>
          <table:table-cell table:formula="of:=SFPOWER([.$A382]; [.$E$372]; [.$F$372]; [.$G$372])" office:value-type="float" office:value="0">
            <text:p>0</text:p>
          </table:table-cell>
          <table:table-cell table:number-columns-repeated="2"/>
          <table:table-cell table:formula="of:=SFEXP([.$A382]; [.$H$372]; [.$I$372])" office:value-type="float" office:value="0">
            <text:p>0</text:p>
          </table:table-cell>
          <table:table-cell table:number-columns-repeated="2"/>
          <table:table-cell table:style-name="ce47" table:formula="of:=SFJOIN([.B382];[.C382];[.E382];[.H382];[.$L$372])" office:value-type="float" office:value="35437.5">
            <text:p>35437,5000</text:p>
          </table:table-cell>
          <table:table-cell table:style-name="ce47" table:formula="of:=IF([.$K$372]=1; [.$K382]*60; [.$K382]/60)" office:value-type="float" office:value="590.625">
            <text:p>590,6250</text:p>
          </table:table-cell>
          <table:table-cell table:style-name="ce52" table:formula="of:=IF([.$K$372]=1; [.$K382]*60*60; [.$K382]/60/60)" office:value-type="float" office:value="9.84375">
            <text:p>9,8438</text:p>
          </table:table-cell>
          <table:table-cell table:style-name="ce52" table:formula="of:=IF([.$K$372]=1; [.$K382]*60*60*24; [.$K382]/60/60/24)" office:value-type="float" office:value="0.41015625">
            <text:p>0,4102</text:p>
          </table:table-cell>
          <table:table-cell table:formula="of:=[.K382]/[.K381]" office:value-type="float" office:value="1">
            <text:p>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64]; [.B369];[.F369])" office:value-type="float" office:value="13148.76">
            <text:p>13148,76</text:p>
          </table:table-cell>
          <table:table-cell table:style-name="ce22" office:value-type="float" office:value="13944.498">
            <text:p>13944,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6">
            <text:p>6</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85]" office:value-type="float" office:value="13148.76">
            <text:p>13148,76</text:p>
          </table:table-cell>
          <table:table-cell table:style-name="ce30" table:formula="of:=SFLINEAR([.$A386]; [.$C$385]; [.$D$385])" office:value-type="float" office:value="0">
            <text:p>0,000</text:p>
          </table:table-cell>
          <table:table-cell/>
          <table:table-cell table:formula="of:=SFPOWER([.$A386]; [.$E$385]; [.$F$385]; [.$G$385])" office:value-type="float" office:value="0">
            <text:p>0</text:p>
          </table:table-cell>
          <table:table-cell table:number-columns-repeated="2"/>
          <table:table-cell table:formula="of:=SFEXP([.$A386]; [.$H$385]; [.$I$385])" office:value-type="float" office:value="0">
            <text:p>0</text:p>
          </table:table-cell>
          <table:table-cell table:number-columns-repeated="2"/>
          <table:table-cell table:style-name="ce47" table:formula="of:=SFJOIN([.B386];[.C386];[.E386];[.H386];[.$L$385])" office:value-type="float" office:value="13148.76">
            <text:p>13148,7600</text:p>
          </table:table-cell>
          <table:table-cell table:style-name="ce47" table:formula="of:=IF([.$K$385]=1; [.$K386]*60; [.$K386]/60)" office:value-type="float" office:value="219.146">
            <text:p>219,1460</text:p>
          </table:table-cell>
          <table:table-cell table:style-name="ce52" table:formula="of:=IF([.$K$385]=1; [.$K386]*60*60; [.$K386]/60/60)" office:value-type="float" office:value="3.65243333333333">
            <text:p>3,6524</text:p>
          </table:table-cell>
          <table:table-cell table:style-name="ce52" table:formula="of:=IF([.$K$385]=1; [.$K386]*60*60*24; [.$K386]/60/60/24)" office:value-type="float" office:value="0.152184722222222">
            <text:p>0,1522</text:p>
          </table:table-cell>
          <table:table-cell table:number-columns-repeated="1010"/>
        </table:table-row>
        <table:table-row table:style-name="ro1">
          <table:table-cell table:style-name="ce12" office:value-type="string">
            <text:p>2</text:p>
          </table:table-cell>
          <table:table-cell table:formula="of:=[.$B$385]" office:value-type="float" office:value="13148.76">
            <text:p>13148,76</text:p>
          </table:table-cell>
          <table:table-cell table:style-name="ce30" table:formula="of:=SFLINEAR([.$A387]; [.$C$385]; [.$D$385])" office:value-type="float" office:value="13944.498">
            <text:p>13944,498</text:p>
          </table:table-cell>
          <table:table-cell/>
          <table:table-cell table:formula="of:=SFPOWER([.$A387]; [.$E$385]; [.$F$385]; [.$G$385])" office:value-type="float" office:value="0">
            <text:p>0</text:p>
          </table:table-cell>
          <table:table-cell table:number-columns-repeated="2"/>
          <table:table-cell table:formula="of:=SFEXP([.$A387]; [.$H$385]; [.$I$385])" office:value-type="float" office:value="0">
            <text:p>0</text:p>
          </table:table-cell>
          <table:table-cell table:number-columns-repeated="2"/>
          <table:table-cell table:style-name="ce47" table:formula="of:=SFJOIN([.B387];[.C387];[.E387];[.H387];[.$L$385])" office:value-type="float" office:value="27093.258">
            <text:p>27093,2580</text:p>
          </table:table-cell>
          <table:table-cell table:style-name="ce47" table:formula="of:=IF([.$K$385]=1; [.$K387]*60; [.$K387]/60)" office:value-type="float" office:value="451.5543">
            <text:p>451,5543</text:p>
          </table:table-cell>
          <table:table-cell table:style-name="ce52" table:formula="of:=IF([.$K$385]=1; [.$K387]*60*60; [.$K387]/60/60)" office:value-type="float" office:value="7.525905">
            <text:p>7,5259</text:p>
          </table:table-cell>
          <table:table-cell table:style-name="ce52" table:formula="of:=IF([.$K$385]=1; [.$K387]*60*60*24; [.$K387]/60/60/24)" office:value-type="float" office:value="0.313579375">
            <text:p>0,3136</text:p>
          </table:table-cell>
          <table:table-cell table:formula="of:=[.K387]/[.K386]" office:value-type="float" office:value="2.06051810208719">
            <text:p>2,06</text:p>
          </table:table-cell>
          <table:table-cell table:number-columns-repeated="1009"/>
        </table:table-row>
        <table:table-row table:style-name="ro1">
          <table:table-cell table:style-name="ce12" office:value-type="string">
            <text:p>3</text:p>
          </table:table-cell>
          <table:table-cell table:formula="of:=[.$B$385]" office:value-type="float" office:value="13148.76">
            <text:p>13148,76</text:p>
          </table:table-cell>
          <table:table-cell table:style-name="ce30" table:formula="of:=SFLINEAR([.$A388]; [.$C$385]; [.$D$385])" office:value-type="float" office:value="27888.996">
            <text:p>27888,996</text:p>
          </table:table-cell>
          <table:table-cell/>
          <table:table-cell table:formula="of:=SFPOWER([.$A388]; [.$E$385]; [.$F$385]; [.$G$385])" office:value-type="float" office:value="0">
            <text:p>0</text:p>
          </table:table-cell>
          <table:table-cell table:number-columns-repeated="2"/>
          <table:table-cell table:formula="of:=SFEXP([.$A388]; [.$H$385]; [.$I$385])" office:value-type="float" office:value="0">
            <text:p>0</text:p>
          </table:table-cell>
          <table:table-cell table:number-columns-repeated="2"/>
          <table:table-cell table:style-name="ce47" table:formula="of:=SFJOIN([.B388];[.C388];[.E388];[.H388];[.$L$385])" office:value-type="float" office:value="41037.756">
            <text:p>41037,7560</text:p>
          </table:table-cell>
          <table:table-cell table:style-name="ce47" table:formula="of:=IF([.$K$385]=1; [.$K388]*60; [.$K388]/60)" office:value-type="float" office:value="683.9626">
            <text:p>683,9626</text:p>
          </table:table-cell>
          <table:table-cell table:style-name="ce52" table:formula="of:=IF([.$K$385]=1; [.$K388]*60*60; [.$K388]/60/60)" office:value-type="float" office:value="11.3993766666667">
            <text:p>11,3994</text:p>
          </table:table-cell>
          <table:table-cell table:style-name="ce52" table:formula="of:=IF([.$K$385]=1; [.$K388]*60*60*24; [.$K388]/60/60/24)" office:value-type="float" office:value="0.474974027777778">
            <text:p>0,4750</text:p>
          </table:table-cell>
          <table:table-cell table:formula="of:=[.K388]/[.K387]" office:value-type="float" office:value="1.5146851663244">
            <text:p>1,51</text:p>
          </table:table-cell>
          <table:table-cell table:number-columns-repeated="1009"/>
        </table:table-row>
        <table:table-row table:style-name="ro1">
          <table:table-cell table:style-name="ce12" office:value-type="string">
            <text:p>4</text:p>
          </table:table-cell>
          <table:table-cell table:formula="of:=[.$B$385]" office:value-type="float" office:value="13148.76">
            <text:p>13148,76</text:p>
          </table:table-cell>
          <table:table-cell table:style-name="ce30" table:formula="of:=SFLINEAR([.$A389]; [.$C$385]; [.$D$385])" office:value-type="float" office:value="41833.494">
            <text:p>41833,494</text:p>
          </table:table-cell>
          <table:table-cell/>
          <table:table-cell table:formula="of:=SFPOWER([.$A389]; [.$E$385]; [.$F$385]; [.$G$385])" office:value-type="float" office:value="0">
            <text:p>0</text:p>
          </table:table-cell>
          <table:table-cell table:number-columns-repeated="2"/>
          <table:table-cell table:formula="of:=SFEXP([.$A389]; [.$H$385]; [.$I$385])" office:value-type="float" office:value="0">
            <text:p>0</text:p>
          </table:table-cell>
          <table:table-cell table:number-columns-repeated="2"/>
          <table:table-cell table:style-name="ce47" table:formula="of:=SFJOIN([.B389];[.C389];[.E389];[.H389];[.$L$385])" office:value-type="float" office:value="54982.254">
            <text:p>54982,2540</text:p>
          </table:table-cell>
          <table:table-cell table:style-name="ce47" table:formula="of:=IF([.$K$385]=1; [.$K389]*60; [.$K389]/60)" office:value-type="float" office:value="916.3709">
            <text:p>916,3709</text:p>
          </table:table-cell>
          <table:table-cell table:style-name="ce52" table:formula="of:=IF([.$K$385]=1; [.$K389]*60*60; [.$K389]/60/60)" office:value-type="float" office:value="15.2728483333333">
            <text:p>15,2728</text:p>
          </table:table-cell>
          <table:table-cell table:style-name="ce52" table:formula="of:=IF([.$K$385]=1; [.$K389]*60*60*24; [.$K389]/60/60/24)" office:value-type="float" office:value="0.636368680555556">
            <text:p>0,6364</text:p>
          </table:table-cell>
          <table:table-cell table:formula="of:=[.K389]/[.K388]" office:value-type="float" office:value="1.33979679590668">
            <text:p>1,34</text:p>
          </table:table-cell>
          <table:table-cell table:number-columns-repeated="1009"/>
        </table:table-row>
        <table:table-row table:style-name="ro1">
          <table:table-cell table:style-name="ce12" office:value-type="string">
            <text:p>5</text:p>
          </table:table-cell>
          <table:table-cell table:formula="of:=[.$B$385]" office:value-type="float" office:value="13148.76">
            <text:p>13148,76</text:p>
          </table:table-cell>
          <table:table-cell table:style-name="ce30" table:formula="of:=SFLINEAR([.$A390]; [.$C$385]; [.$D$385])" office:value-type="float" office:value="55777.992">
            <text:p>55777,992</text:p>
          </table:table-cell>
          <table:table-cell/>
          <table:table-cell table:formula="of:=SFPOWER([.$A390]; [.$E$385]; [.$F$385]; [.$G$385])" office:value-type="float" office:value="0">
            <text:p>0</text:p>
          </table:table-cell>
          <table:table-cell table:number-columns-repeated="2"/>
          <table:table-cell table:formula="of:=SFEXP([.$A390]; [.$H$385]; [.$I$385])" office:value-type="float" office:value="0">
            <text:p>0</text:p>
          </table:table-cell>
          <table:table-cell table:number-columns-repeated="2"/>
          <table:table-cell table:style-name="ce47" table:formula="of:=SFJOIN([.B390];[.C390];[.E390];[.H390];[.$L$385])" office:value-type="float" office:value="68926.752">
            <text:p>68926,7520</text:p>
          </table:table-cell>
          <table:table-cell table:style-name="ce47" table:formula="of:=IF([.$K$385]=1; [.$K390]*60; [.$K390]/60)" office:value-type="float" office:value="1148.7792">
            <text:p>1148,7792</text:p>
          </table:table-cell>
          <table:table-cell table:style-name="ce52" table:formula="of:=IF([.$K$385]=1; [.$K390]*60*60; [.$K390]/60/60)" office:value-type="float" office:value="19.14632">
            <text:p>19,1463</text:p>
          </table:table-cell>
          <table:table-cell table:style-name="ce52" table:formula="of:=IF([.$K$385]=1; [.$K390]*60*60*24; [.$K390]/60/60/24)" office:value-type="float" office:value="0.797763333333333">
            <text:p>0,7978</text:p>
          </table:table-cell>
          <table:table-cell table:formula="of:=[.K390]/[.K389]" office:value-type="float" office:value="1.25361815832432">
            <text:p>1,25</text:p>
          </table:table-cell>
          <table:table-cell table:number-columns-repeated="1009"/>
        </table:table-row>
        <table:table-row table:style-name="ro1">
          <table:table-cell table:style-name="ce12" office:value-type="string">
            <text:p>6</text:p>
          </table:table-cell>
          <table:table-cell table:formula="of:=[.$B$385]" office:value-type="float" office:value="13148.76">
            <text:p>13148,76</text:p>
          </table:table-cell>
          <table:table-cell table:style-name="ce30" table:formula="of:=SFLINEAR([.$A391]; [.$C$385]; [.$D$385])" office:value-type="float" office:value="69722.49">
            <text:p>69722,490</text:p>
          </table:table-cell>
          <table:table-cell/>
          <table:table-cell table:formula="of:=SFPOWER([.$A391]; [.$E$385]; [.$F$385]; [.$G$385])" office:value-type="float" office:value="0">
            <text:p>0</text:p>
          </table:table-cell>
          <table:table-cell table:number-columns-repeated="2"/>
          <table:table-cell table:formula="of:=SFEXP([.$A391]; [.$H$385]; [.$I$385])" office:value-type="float" office:value="0">
            <text:p>0</text:p>
          </table:table-cell>
          <table:table-cell table:number-columns-repeated="2"/>
          <table:table-cell table:style-name="ce47" table:formula="of:=SFJOIN([.B391];[.C391];[.E391];[.H391];[.$L$385])" office:value-type="float" office:value="82871.25">
            <text:p>82871,2500</text:p>
          </table:table-cell>
          <table:table-cell table:style-name="ce47" table:formula="of:=IF([.$K$385]=1; [.$K391]*60; [.$K391]/60)" office:value-type="float" office:value="1381.1875">
            <text:p>1381,1875</text:p>
          </table:table-cell>
          <table:table-cell table:style-name="ce52" table:formula="of:=IF([.$K$385]=1; [.$K391]*60*60; [.$K391]/60/60)" office:value-type="float" office:value="23.0197916666667">
            <text:p>23,0198</text:p>
          </table:table-cell>
          <table:table-cell table:style-name="ce52" table:formula="of:=IF([.$K$385]=1; [.$K391]*60*60*24; [.$K391]/60/60/24)" office:value-type="float" office:value="0.959157986111111">
            <text:p>0,9592</text:p>
          </table:table-cell>
          <table:table-cell table:formula="of:=[.K391]/[.K390]" office:value-type="float" office:value="1.20230893804484">
            <text:p>1,2</text:p>
          </table:table-cell>
          <table:table-cell table:number-columns-repeated="1009"/>
        </table:table-row>
        <table:table-row table:style-name="ro1">
          <table:table-cell table:style-name="ce12" office:value-type="string">
            <text:p>7</text:p>
          </table:table-cell>
          <table:table-cell table:formula="of:=[.$B$385]" office:value-type="float" office:value="13148.76">
            <text:p>13148,76</text:p>
          </table:table-cell>
          <table:table-cell table:style-name="ce30" table:formula="of:=SFLINEAR([.$A392]; [.$C$385]; [.$D$385])" office:value-type="float" office:value="83666.988">
            <text:p>83666,988</text:p>
          </table:table-cell>
          <table:table-cell/>
          <table:table-cell table:formula="of:=SFPOWER([.$A392]; [.$E$385]; [.$F$385]; [.$G$385])" office:value-type="float" office:value="0">
            <text:p>0</text:p>
          </table:table-cell>
          <table:table-cell table:number-columns-repeated="2"/>
          <table:table-cell table:formula="of:=SFEXP([.$A392]; [.$H$385]; [.$I$385])" office:value-type="float" office:value="0">
            <text:p>0</text:p>
          </table:table-cell>
          <table:table-cell table:number-columns-repeated="2"/>
          <table:table-cell table:style-name="ce47" table:formula="of:=SFJOIN([.B392];[.C392];[.E392];[.H392];[.$L$385])" office:value-type="float" office:value="96815.748">
            <text:p>96815,7480</text:p>
          </table:table-cell>
          <table:table-cell table:style-name="ce47" table:formula="of:=IF([.$K$385]=1; [.$K392]*60; [.$K392]/60)" office:value-type="float" office:value="1613.5958">
            <text:p>1613,5958</text:p>
          </table:table-cell>
          <table:table-cell table:style-name="ce52" table:formula="of:=IF([.$K$385]=1; [.$K392]*60*60; [.$K392]/60/60)" office:value-type="float" office:value="26.8932633333333">
            <text:p>26,8933</text:p>
          </table:table-cell>
          <table:table-cell table:style-name="ce52" table:formula="of:=IF([.$K$385]=1; [.$K392]*60*60*24; [.$K392]/60/60/24)" office:value-type="float" office:value="1.12055263888889">
            <text:p>1,1206</text:p>
          </table:table-cell>
          <table:table-cell table:formula="of:=[.K392]/[.K391]" office:value-type="float" office:value="1.16826701660709">
            <text:p>1,17</text:p>
          </table:table-cell>
          <table:table-cell table:number-columns-repeated="1009"/>
        </table:table-row>
        <table:table-row table:style-name="ro1">
          <table:table-cell table:style-name="ce12" office:value-type="string">
            <text:p>8</text:p>
          </table:table-cell>
          <table:table-cell table:formula="of:=[.$B$385]" office:value-type="float" office:value="13148.76">
            <text:p>13148,76</text:p>
          </table:table-cell>
          <table:table-cell table:style-name="ce30" table:formula="of:=SFLINEAR([.$A393]; [.$C$385]; [.$D$385])" office:value-type="float" office:value="97611.486">
            <text:p>97611,486</text:p>
          </table:table-cell>
          <table:table-cell/>
          <table:table-cell table:formula="of:=SFPOWER([.$A393]; [.$E$385]; [.$F$385]; [.$G$385])" office:value-type="float" office:value="0">
            <text:p>0</text:p>
          </table:table-cell>
          <table:table-cell table:number-columns-repeated="2"/>
          <table:table-cell table:formula="of:=SFEXP([.$A393]; [.$H$385]; [.$I$385])" office:value-type="float" office:value="0">
            <text:p>0</text:p>
          </table:table-cell>
          <table:table-cell table:number-columns-repeated="2"/>
          <table:table-cell table:style-name="ce47" table:formula="of:=SFJOIN([.B393];[.C393];[.E393];[.H393];[.$L$385])" office:value-type="float" office:value="110760.246">
            <text:p>110760,2460</text:p>
          </table:table-cell>
          <table:table-cell table:style-name="ce47" table:formula="of:=IF([.$K$385]=1; [.$K393]*60; [.$K393]/60)" office:value-type="float" office:value="1846.0041">
            <text:p>1846,0041</text:p>
          </table:table-cell>
          <table:table-cell table:style-name="ce52" table:formula="of:=IF([.$K$385]=1; [.$K393]*60*60; [.$K393]/60/60)" office:value-type="float" office:value="30.766735">
            <text:p>30,7667</text:p>
          </table:table-cell>
          <table:table-cell table:style-name="ce52" table:formula="of:=IF([.$K$385]=1; [.$K393]*60*60*24; [.$K393]/60/60/24)" office:value-type="float" office:value="1.28194729166667">
            <text:p>1,2819</text:p>
          </table:table-cell>
          <table:table-cell table:formula="of:=[.K393]/[.K392]" office:value-type="float" office:value="1.1440312995361">
            <text:p>1,14</text:p>
          </table:table-cell>
          <table:table-cell table:number-columns-repeated="1009"/>
        </table:table-row>
        <table:table-row table:style-name="ro1">
          <table:table-cell table:style-name="ce12" office:value-type="string">
            <text:p>9</text:p>
          </table:table-cell>
          <table:table-cell table:formula="of:=[.$B$385]" office:value-type="float" office:value="13148.76">
            <text:p>13148,76</text:p>
          </table:table-cell>
          <table:table-cell table:style-name="ce30" table:formula="of:=SFLINEAR([.$A394]; [.$C$385]; [.$D$385])" office:value-type="float" office:value="111555.984">
            <text:p>111555,984</text:p>
          </table:table-cell>
          <table:table-cell/>
          <table:table-cell table:formula="of:=SFPOWER([.$A394]; [.$E$385]; [.$F$385]; [.$G$385])" office:value-type="float" office:value="0">
            <text:p>0</text:p>
          </table:table-cell>
          <table:table-cell table:number-columns-repeated="2"/>
          <table:table-cell table:formula="of:=SFEXP([.$A394]; [.$H$385]; [.$I$385])" office:value-type="float" office:value="0">
            <text:p>0</text:p>
          </table:table-cell>
          <table:table-cell table:number-columns-repeated="2"/>
          <table:table-cell table:style-name="ce47" table:formula="of:=SFJOIN([.B394];[.C394];[.E394];[.H394];[.$L$385])" office:value-type="float" office:value="124704.744">
            <text:p>124704,7440</text:p>
          </table:table-cell>
          <table:table-cell table:style-name="ce47" table:formula="of:=IF([.$K$385]=1; [.$K394]*60; [.$K394]/60)" office:value-type="float" office:value="2078.4124">
            <text:p>2078,4124</text:p>
          </table:table-cell>
          <table:table-cell table:style-name="ce52" table:formula="of:=IF([.$K$385]=1; [.$K394]*60*60; [.$K394]/60/60)" office:value-type="float" office:value="34.6402066666667">
            <text:p>34,6402</text:p>
          </table:table-cell>
          <table:table-cell table:style-name="ce52" table:formula="of:=IF([.$K$385]=1; [.$K394]*60*60*24; [.$K394]/60/60/24)" office:value-type="float" office:value="1.44334194444444">
            <text:p>1,4433</text:p>
          </table:table-cell>
          <table:table-cell table:formula="of:=[.K394]/[.K393]" office:value-type="float" office:value="1.12589804107152">
            <text:p>1,13</text:p>
          </table:table-cell>
          <table:table-cell table:number-columns-repeated="1009"/>
        </table:table-row>
        <table:table-row table:style-name="ro1">
          <table:table-cell table:style-name="ce12" office:value-type="string">
            <text:p>10</text:p>
          </table:table-cell>
          <table:table-cell table:formula="of:=[.$B$385]" office:value-type="float" office:value="13148.76">
            <text:p>13148,76</text:p>
          </table:table-cell>
          <table:table-cell table:style-name="ce30" table:formula="of:=SFLINEAR([.$A395]; [.$C$385]; [.$D$385])" office:value-type="float" office:value="125500.482">
            <text:p>125500,482</text:p>
          </table:table-cell>
          <table:table-cell/>
          <table:table-cell table:formula="of:=SFPOWER([.$A395]; [.$E$385]; [.$F$385]; [.$G$385])" office:value-type="float" office:value="0">
            <text:p>0</text:p>
          </table:table-cell>
          <table:table-cell table:number-columns-repeated="2"/>
          <table:table-cell table:formula="of:=SFEXP([.$A395]; [.$H$385]; [.$I$385])" office:value-type="float" office:value="0">
            <text:p>0</text:p>
          </table:table-cell>
          <table:table-cell table:number-columns-repeated="2"/>
          <table:table-cell table:style-name="ce47" table:formula="of:=SFJOIN([.B395];[.C395];[.E395];[.H395];[.$L$385])" office:value-type="float" office:value="138649.242">
            <text:p>138649,2420</text:p>
          </table:table-cell>
          <table:table-cell table:style-name="ce47" table:formula="of:=IF([.$K$385]=1; [.$K395]*60; [.$K395]/60)" office:value-type="float" office:value="2310.8207">
            <text:p>2310,8207</text:p>
          </table:table-cell>
          <table:table-cell table:style-name="ce52" table:formula="of:=IF([.$K$385]=1; [.$K395]*60*60; [.$K395]/60/60)" office:value-type="float" office:value="38.5136783333333">
            <text:p>38,5137</text:p>
          </table:table-cell>
          <table:table-cell table:style-name="ce52" table:formula="of:=IF([.$K$385]=1; [.$K395]*60*60*24; [.$K395]/60/60/24)" office:value-type="float" office:value="1.60473659722222">
            <text:p>1,6047</text:p>
          </table:table-cell>
          <table:table-cell table:formula="of:=[.K395]/[.K394]" office:value-type="float" office:value="1.11182010846356">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7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1000"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7"/>
          <table:table-cell/>
          <table:table-cell table:style-name="ce89" table:number-columns-repeated="1000"/>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1" office:value-type="float" office:value="0.1" table:number-columns-spanned="3" table:number-rows-spanned="1">
            <text:p>0,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office:annotation draw:style-name="gr4" draw:text-style-name="P2" svg:width="2.899cm" svg:height="0.596cm" svg:x="3.051cm" svg:y="2.431cm" draw:caption-point-x="-0.61cm" draw:caption-point-y="1.537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7"/>
          <table:table-cell table:style-name="ce89" table:number-columns-repeated="3"/>
          <table:table-cell/>
          <table:table-cell table:style-name="ce89" table:number-columns-repeated="1000"/>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7"/>
          <table:table-cell table:style-name="ce89" table:number-columns-repeated="3"/>
          <table:table-cell/>
          <table:table-cell table:style-name="ce89" table:number-columns-repeated="1000"/>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4"/>
          <table:table-cell table:style-name="ce89" table:number-columns-repeated="3"/>
          <table:table-cell/>
          <table:table-cell table:style-name="ce89" table:number-columns-repeated="1000"/>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4"/>
          <table:table-cell table:style-name="ce89" table:number-columns-repeated="3"/>
          <table:table-cell/>
          <table:table-cell table:style-name="ce89" table:number-columns-repeated="1000"/>
        </table:table-row>
        <table:table-row table:style-name="ro2">
          <table:table-cell table:style-name="ce49" office:value-type="string">
            <text:p>damages_start</text:p>
          </table:table-cell>
          <table:table-cell table:style-name="ce49" table:number-columns-repeated="19"/>
          <table:table-cell table:style-name="ce90"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6"/>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2">
          <table:table-cell table:style-name="ce49" office:value-type="string">
            <text:p>units_start</text:p>
          </table:table-cell>
          <table:table-cell table:style-name="ce49" table:number-columns-repeated="19"/>
          <table:table-cell table:style-name="ce90"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7.047cm" svg:y="22.487cm" draw:caption-point-x="-0.61cm" draw:caption-point-y="1.526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987cm" svg:y="22.487cm" draw:caption-point-x="-0.61cm" draw:caption-point-y="1.526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1000"/>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4cm" draw:caption-point-x="-0.61cm" draw:caption-point-y="1.539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1000"/>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29cm" draw:caption-point-x="-0.61cm" draw:caption-point-y="1.539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1000"/>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1000"/>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number-columns-repeated="2"/>
          <table:table-cell table:style-name="Default"/>
          <table:table-cell table:number-columns-repeated="1000"/>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number-columns-repeated="2"/>
          <table:table-cell table:style-name="Default"/>
          <table:table-cell table:number-columns-repeated="1000"/>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1000"/>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5" table:formula="of:=[.C59]*TBLFIND([.$A$1:.$O$27];[.B59]; [.$O$1])" office:value-type="float" office:value="39.6">
            <text:p>39,6</text:p>
          </table:table-cell>
          <table:table-cell table:number-columns-repeated="1000"/>
        </table:table-row>
        <table:table-row table:style-name="ro1">
          <table:table-cell office:value-type="string">
            <text:p>Jumper</text:p>
          </table:table-cell>
          <table:table-cell table:style-name="ce69"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1]/[.$Y$60]" office:value-type="float" office:value="307.5">
            <text:p>307,5</text:p>
          </table:table-cell>
          <table:table-cell table:style-name="ce71" table:formula="of:=[.R61]/[.$Y$60]" office:value-type="float" office:value="768.75">
            <text:p>768,75</text:p>
          </table:table-cell>
          <table:table-cell table:style-name="ce71" table:formula="of:=[.S61]/[.$Y$60]" office:value-type="float" office:value="1076.25">
            <text:p>1076,25</text:p>
          </table:table-cell>
          <table:table-cell table:style-name="ce71" table:formula="of:=[.T61]/[.$Y$60]*2.5" office:value-type="float" office:value="134.53125">
            <text:p>134,53</text:p>
          </table:table-cell>
          <table:table-cell/>
          <table:table-cell table:style-name="ce25"/>
          <table:table-cell table:formula="of:=[.W61]/[.$Y$60]" office:value-type="float" office:value="1.44">
            <text:p>1,44</text:p>
          </table:table-cell>
          <table:table-cell table:style-name="Default" table:formula="of:=[.X61]/[.$Y$60]" office:value-type="float" office:value="4.32">
            <text:p>4,32</text:p>
          </table:table-cell>
          <table:table-cell office:value-type="float" office:value="5">
            <text:p>5</text:p>
          </table:table-cell>
          <table:table-cell table:number-columns-repeated="999"/>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5];11;0)+[.E61]*[.H61]*VLOOKUP([.$B61];[.$A$2:.$N35];12;0))*(1 + ([.D61]-[Variables.$B$7])*VLOOKUP([.$B61];[.$A$2:.$O35];13;0)/100)" office:value-type="float" office:value="1537.5">
            <text:p>1537,5</text:p>
          </table:table-cell>
          <table:table-cell table:style-name="ce71" table:formula="of:=VLOOKUP([.$B61];[.$A$2:.$H50];2;0)*[.$Q61]" office:value-type="float" office:value="3843.75">
            <text:p>3843,75</text:p>
          </table:table-cell>
          <table:table-cell table:style-name="ce71" table:formula="of:=VLOOKUP([.$B61];[.$A$2:.$H50];4;0)*[.$Q61]" office:value-type="float" office:value="5381.25">
            <text:p>5381,25</text:p>
          </table:table-cell>
          <table:table-cell table:style-name="ce71" table:formula="of:=VLOOKUP([.$B61];[.$A$2:.$H50];6;0)*[.$Q61]" office:value-type="float" office:value="269.0625">
            <text:p>269,06</text:p>
          </table:table-cell>
          <table:table-cell/>
          <table:table-cell table:style-name="ce25"/>
          <table:table-cell table:formula="of:=[.C61]*TBLFIND([.$A$1:.$N$27];[.B61]; [.$N$1])" office:value-type="float" office:value="7.2">
            <text:p>7,2</text:p>
          </table:table-cell>
          <table:table-cell table:style-name="ce25" table:formula="of:=[.C61]*TBLFIND([.$A$1:.$O$27];[.B61]; [.$O$1])" office:value-type="float" office:value="21.6">
            <text:p>21,6</text:p>
          </table:table-cell>
          <table:table-cell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6];11;0)+[.E62]*[.H62]*VLOOKUP([.$B62];[.$A$2:.$N36];12;0))*(1 + ([.D62]-[Variables.$B$7])*VLOOKUP([.$B62];[.$A$2:.$O36];13;0)/100)" office:value-type="float" office:value="2245.46">
            <text:p>2245,46</text:p>
          </table:table-cell>
          <table:table-cell table:style-name="ce71" table:formula="of:=VLOOKUP([.$B62];[.$A$2:.$H51];2;0)*[.$Q62]" office:value-type="float" office:value="5838.196">
            <text:p>5838,2</text:p>
          </table:table-cell>
          <table:table-cell table:style-name="ce71" table:formula="of:=VLOOKUP([.$B62];[.$A$2:.$H51];4;0)*[.$Q62]" office:value-type="float" office:value="8083.656">
            <text:p>8083,66</text:p>
          </table:table-cell>
          <table:table-cell table:style-name="ce71" table:formula="of:=VLOOKUP([.$B62];[.$A$2:.$H51];6;0)*[.$Q62]" office:value-type="float" office:value="505.2285">
            <text:p>505,23</text:p>
          </table:table-cell>
          <table:table-cell/>
          <table:table-cell table:style-name="ce25"/>
          <table:table-cell table:formula="of:=[.C62]*TBLFIND([.$A$1:.$N$27];[.B62]; [.$N$1])" office:value-type="float" office:value="10.024">
            <text:p>10,02</text:p>
          </table:table-cell>
          <table:table-cell table:style-name="ce25" table:formula="of:=[.C62]*TBLFIND([.$A$1:.$O$27];[.B62]; [.$O$1])" office:value-type="float" office:value="30.072">
            <text:p>30,07</text:p>
          </table:table-cell>
          <table:table-cell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9.027cm" draw:caption-point-x="-0.61cm" draw:caption-point-y="1.538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71" table:formula="of:=([.C63]*VLOOKUP([.$B63];[.$A$2:.$N37];11;0)+[.E63]*[.H63]*VLOOKUP([.$B63];[.$A$2:.$N37];12;0))*(1 + ([.D63]-[Variables.$B$7])*VLOOKUP([.$B63];[.$A$2:.$O37];13;0)/100)" office:value-type="float" office:value="6916">
            <text:p>6916</text:p>
          </table:table-cell>
          <table:table-cell table:style-name="ce71" table:formula="of:=VLOOKUP([.$B63];[.$A$2:.$H52];2;0)*[.$Q63]" office:value-type="float" office:value="20748">
            <text:p>20748</text:p>
          </table:table-cell>
          <table:table-cell table:style-name="ce71" table:formula="of:=VLOOKUP([.$B63];[.$A$2:.$H52];4;0)*[.$Q63]" office:value-type="float" office:value="31122">
            <text:p>31122</text:p>
          </table:table-cell>
          <table:table-cell table:style-name="ce71" table:formula="of:=VLOOKUP([.$B63];[.$A$2:.$H52];6;0)*[.$Q63]" office:value-type="float" office:value="4149.6">
            <text:p>4149,6</text:p>
          </table:table-cell>
          <table:table-cell/>
          <table:table-cell table:style-name="ce25" table:formula="of:=ROUND([.V59]*0.33)" office:value-type="float" office:value="411">
            <text:p>411</text:p>
          </table:table-cell>
          <table:table-cell table:formula="of:=[.C63]*TBLFIND([.$A$1:.$N$27];[.B63]; [.$N$1])" office:value-type="float" office:value="17.2">
            <text:p>17,2</text:p>
          </table:table-cell>
          <table:table-cell table:style-name="ce25" table:formula="of:=[.C63]*TBLFIND([.$A$1:.$O$27];[.B63]; [.$O$1])" office:value-type="float" office:value="51.6">
            <text:p>51,6</text:p>
          </table:table-cell>
          <table:table-cell table:number-columns-repeated="1000"/>
        </table:table-row>
        <table:table-row table:style-name="ro1">
          <table:table-cell table:style-name="ce59" office:value-type="string">
            <text:p>Rhyno Gun1</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8];11;0)+[.E64]*[.H64]*VLOOKUP([.$B64];[.$A$2:.$N38];12;0))*(1 + ([.D64]-[Variables.$B$7])*VLOOKUP([.$B64];[.$A$2:.$O38];13;0)/100)" office:value-type="float" office:value="5065.45">
            <text:p>5065,4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2</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9];11;0)+[.E65]*[.H65]*VLOOKUP([.$B65];[.$A$2:.$N39];12;0))*(1 + ([.D65]-[Variables.$B$7])*VLOOKUP([.$B65];[.$A$2:.$O39];13;0)/100)" office:value-type="float" office:value="5014.75">
            <text:p>5014,7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3</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40];11;0)+[.E66]*[.H66]*VLOOKUP([.$B66];[.$A$2:.$N40];12;0))*(1 + ([.D66]-[Variables.$B$7])*VLOOKUP([.$B66];[.$A$2:.$O40];13;0)/100)" office:value-type="float" office:value="3823.3">
            <text:p>3823,3</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office:annotation draw:style-name="gr2" draw:text-style-name="P2" svg:width="4.768cm" svg:height="0.596cm" svg:x="3.051cm" svg:y="30.847cm" draw:caption-point-x="-0.61cm" draw:caption-point-y="1.538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847cm" draw:caption-point-x="-0.61cm" draw:caption-point-y="1.538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1];11;0)+[.E67]*[.H67]*VLOOKUP([.$B67];[.$A$2:.$N41];12;0))*(1 + ([.D67]-[Variables.$B$7])*VLOOKUP([.$B67];[.$A$2:.$O41];13;0)/100)" office:value-type="float" office:value="3731.2">
            <text:p>3731,2</text:p>
          </table:table-cell>
          <table:table-cell table:style-name="ce71" table:formula="of:=VLOOKUP([.$B67];[.$A$2:.$H53];2;0)*[.$Q67]" office:value-type="float" office:value="9701.12">
            <text:p>9701,12</text:p>
          </table:table-cell>
          <table:table-cell table:style-name="ce71" table:formula="of:=VLOOKUP([.$B67];[.$A$2:.$H53];4;0)*[.$Q67]" office:value-type="float" office:value="13432.32">
            <text:p>13432,32</text:p>
          </table:table-cell>
          <table:table-cell table:style-name="ce71" table:formula="of:=VLOOKUP([.$B67];[.$A$2:.$H53];6;0)*[.$Q67]" office:value-type="float" office:value="839.52">
            <text:p>839,52</text:p>
          </table:table-cell>
          <table:table-cell table:number-columns-repeated="2"/>
          <table:table-cell table:formula="of:=[.C67]*TBLFIND([.$A$1:.$N$27];[.B67]; [.$N$1])" office:value-type="float" office:value="6.44">
            <text:p>6,44</text:p>
          </table:table-cell>
          <table:table-cell table:style-name="ce25" table:formula="of:=[.C67]*TBLFIND([.$A$1:.$O$27];[.B67]; [.$O$1])" office:value-type="float" office:value="19.32">
            <text:p>19,32</text:p>
          </table:table-cell>
          <table:table-cell table:number-columns-repeated="1000"/>
        </table:table-row>
        <table:table-row table:style-name="ro1">
          <table:table-cell table:style-name="ce60" office:value-type="string">
            <office:annotation draw:style-name="gr2" draw:text-style-name="P2" svg:width="5.677cm" svg:height="0.596cm" svg:x="3.051cm" svg:y="31.302cm" draw:caption-point-x="-0.61cm" draw:caption-point-y="1.538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1.302cm" draw:caption-point-x="-0.61cm" draw:caption-point-y="1.538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2];11;0)+[.E68]*[.H68]*VLOOKUP([.$B68];[.$A$2:.$N42];12;0))*(1 + ([.D68]-[Variables.$B$7])*VLOOKUP([.$B68];[.$A$2:.$O42];13;0)/100)" office:value-type="float" office:value="3213.82">
            <text:p>3213,82</text:p>
          </table:table-cell>
          <table:table-cell table:style-name="ce71" table:formula="of:=VLOOKUP([.$B68];[.$A$2:.$H54];2;0)*[.$Q68]" office:value-type="float" office:value="8355.932">
            <text:p>8355,93</text:p>
          </table:table-cell>
          <table:table-cell table:style-name="ce71" table:formula="of:=VLOOKUP([.$B68];[.$A$2:.$H54];4;0)*[.$Q68]" office:value-type="float" office:value="11569.752">
            <text:p>11569,75</text:p>
          </table:table-cell>
          <table:table-cell table:style-name="ce71" table:formula="of:=VLOOKUP([.$B68];[.$A$2:.$H54];6;0)*[.$Q68]" office:value-type="float" office:value="723.1095">
            <text:p>723,11</text:p>
          </table:table-cell>
          <table:table-cell table:number-columns-repeated="2"/>
          <table:table-cell table:formula="of:=[.C68]*TBLFIND([.$A$1:.$N$27];[.B68]; [.$N$1])" office:value-type="float" office:value="5.6">
            <text:p>5,6</text:p>
          </table:table-cell>
          <table:table-cell table:style-name="ce25" table:formula="of:=[.C68]*TBLFIND([.$A$1:.$O$27];[.B68]; [.$O$1])" office:value-type="float" office:value="16.8">
            <text:p>16,8</text:p>
          </table:table-cell>
          <table:table-cell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758cm" draw:caption-point-x="-0.61cm" draw:caption-point-y="1.538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9]*VLOOKUP([.$B69];[.$A$2:.$N43];11;0)+[.E69]*[.H69]*VLOOKUP([.$B69];[.$A$2:.$N43];12;0))*(1 + ([.D69]-[Variables.$B$7])*VLOOKUP([.$B69];[.$A$2:.$O43];13;0)/100)" office:value-type="float" office:value="91">
            <text:p>91</text:p>
          </table:table-cell>
          <table:table-cell table:style-name="ce71" table:formula="of:=VLOOKUP([.$B69];[.$A$2:.$H56];2;0)*[.$Q69]" office:value-type="float" office:value="182">
            <text:p>182</text:p>
          </table:table-cell>
          <table:table-cell table:style-name="ce71" table:formula="of:=VLOOKUP([.$B69];[.$A$2:.$H56];4;0)*[.$Q69]" office:value-type="float" office:value="364">
            <text:p>364</text:p>
          </table:table-cell>
          <table:table-cell table:style-name="ce71" table:formula="of:=VLOOKUP([.$B69];[.$A$2:.$H56];6;0)*[.$Q69]" office:value-type="float" office:value="0">
            <text:p>0</text:p>
          </table:table-cell>
          <table:table-cell table:formula="of:=CEILING([.R69]/[Variables.$B$12];1)+CEILING([.S69]/[Variables.$B$13];1)+CEILING([.T69]/[Variables.$B$14];1)" office:value-type="float" office:value="17">
            <text:p>17</text:p>
          </table:table-cell>
          <table:table-cell table:number-columns-repeated="2"/>
          <table:table-cell table:style-name="ce25"/>
          <table:table-cell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0]*VLOOKUP([.$B70];[.$A$2:.$N44];11;0)+[.E70]*[.H70]*VLOOKUP([.$B70];[.$A$2:.$N44];12;0))*(1 + ([.D70]-[Variables.$B$7])*VLOOKUP([.$B70];[.$A$2:.$O44];13;0)/100)" office:value-type="float" office:value="234.78">
            <text:p>234,78</text:p>
          </table:table-cell>
          <table:table-cell table:style-name="ce71" table:formula="of:=VLOOKUP([.$B70];[.$A$2:.$H57];2;0)*[.$Q70]" office:value-type="float" office:value="375.648">
            <text:p>375,65</text:p>
          </table:table-cell>
          <table:table-cell table:style-name="ce71" table:formula="of:=VLOOKUP([.$B70];[.$A$2:.$H57];4;0)*[.$Q70]" office:value-type="float" office:value="751.296">
            <text:p>751,3</text:p>
          </table:table-cell>
          <table:table-cell table:style-name="ce71" table:formula="of:=VLOOKUP([.$B70];[.$A$2:.$H57];6;0)*[.$Q70]" office:value-type="float" office:value="11.739">
            <text:p>11,74</text:p>
          </table:table-cell>
          <table:table-cell table:formula="of:=CEILING([.R70]/[Variables.$B$12];1)+CEILING([.S70]/[Variables.$B$13];1)+CEILING([.T70]/[Variables.$B$14];1)" office:value-type="float" office:value="34">
            <text:p>34</text:p>
          </table:table-cell>
          <table:table-cell table:number-columns-repeated="2"/>
          <table:table-cell table:style-name="ce25"/>
          <table:table-cell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6"/>
          <table:table-cell table:style-name="ce58"/>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1]*VLOOKUP([.$B71];[.$A$2:.$N45];11;0)+[.E72]*[.H72]*VLOOKUP([.$B71];[.$A$2:.$N45];12;0))*(1 + ([.D71]-[Variables.$B$7])*VLOOKUP([.$B71];[.$A$2:.$O45];13;0)/100)" office:value-type="float" office:value="391.53">
            <text:p>391,53</text:p>
          </table:table-cell>
          <table:table-cell table:style-name="ce71" table:formula="of:=VLOOKUP([.$B71];[.$A$2:.$H58];2;0)*[.$Q71]" office:value-type="float" office:value="587.295">
            <text:p>587,3</text:p>
          </table:table-cell>
          <table:table-cell table:style-name="ce71" table:formula="of:=VLOOKUP([.$B71];[.$A$2:.$H58];4;0)*[.$Q71]" office:value-type="float" office:value="1174.59">
            <text:p>1174,59</text:p>
          </table:table-cell>
          <table:table-cell table:style-name="ce71" table:formula="of:=VLOOKUP([.$B71];[.$A$2:.$H58];6;0)*[.$Q71]" office:value-type="float" office:value="39.153">
            <text:p>39,15</text:p>
          </table:table-cell>
          <table:table-cell table:formula="of:=CEILING([.R71]/[Variables.$B$12];1)+CEILING([.S71]/[Variables.$B$13];1)+CEILING([.T71]/[Variables.$B$14];1)" office:value-type="float" office:value="54">
            <text:p>54</text:p>
          </table:table-cell>
          <table:table-cell table:number-columns-repeated="2"/>
          <table:table-cell table:style-name="ce25"/>
          <table:table-cell table:number-columns-repeated="1000"/>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80]/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5:.E76])" office:value-type="float" office:value="120">
            <text:p>120</text:p>
          </table:table-cell>
          <table:table-cell table:style-name="ce76"/>
          <table:table-cell table:style-name="ce58"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4]*VLOOKUP([.$B74];[.$A$2:.$N46];11;0)+[.E74]*[.H74]*VLOOKUP([.$B74];[.$A$2:.$N46];12;0))*(1 + ([.D74]-[Variables.$B$7])*VLOOKUP([.$B74];[.$A$2:.$O46];13;0)/100)" office:value-type="float" office:value="715.74">
            <text:p>715,74</text:p>
          </table:table-cell>
          <table:table-cell table:style-name="ce71" table:formula="of:=VLOOKUP([.$B74];[.$A$2:.$H61];2;0)*[.$Q74]" office:value-type="float" office:value="1073.61">
            <text:p>1073,61</text:p>
          </table:table-cell>
          <table:table-cell table:style-name="ce71" table:formula="of:=VLOOKUP([.$B74];[.$A$2:.$H61];4;0)*[.$Q74]" office:value-type="float" office:value="2147.22">
            <text:p>2147,22</text:p>
          </table:table-cell>
          <table:table-cell table:style-name="ce71" table:formula="of:=VLOOKUP([.$B74];[.$A$2:.$H61];6;0)*[.$Q74]" office:value-type="float" office:value="71.574">
            <text:p>71,57</text:p>
          </table:table-cell>
          <table:table-cell table:formula="of:=CEILING([.R74]/[Variables.$B$12];1)+CEILING([.S74]/[Variables.$B$13];1)+CEILING([.T74]/[Variables.$B$14];1)" office:value-type="float" office:value="98">
            <text:p>98</text:p>
          </table:table-cell>
          <table:table-cell table:number-columns-repeated="2"/>
          <table:table-cell table:style-name="ce25"/>
          <table:table-cell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2" draw:text-style-name="P2" svg:width="3.37cm" svg:height="0.596cm" svg:x="3.051cm" svg:y="35.4cm" draw:caption-point-x="-0.61cm" draw:caption-point-y="1.537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3]*1.25" office:value-type="float" office:value="26875">
            <text:p>26875</text:p>
          </table:table-cell>
          <table:table-cell office:value-type="float" office:value="7">
            <text:p>7</text:p>
          </table:table-cell>
          <table:table-cell table:style-name="ce76" table:formula="of:=AVERAGE([.E78:.E79])" office:value-type="float" office:value="262.5">
            <text:p>262,5</text:p>
          </table:table-cell>
          <table:table-cell table:style-name="ce76"/>
          <table:table-cell table:style-name="ce76"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7]*VLOOKUP([.$B77];[.$A$2:.$N47];11;0)+[.E77]*[.H77]*VLOOKUP([.$B77];[.$A$2:.$N47];12;0))*(1 + ([.D78]-[Variables.$B$7])*VLOOKUP([.$B77];[.$A$2:.$O47];13;0)/100)" office:value-type="float" office:value="3244.125">
            <text:p>3244,13</text:p>
          </table:table-cell>
          <table:table-cell table:style-name="ce71" table:formula="of:=VLOOKUP([.$B77];[.$A$2:.$H62];2;0)*[.$Q77]" office:value-type="float" office:value="9732.375">
            <text:p>9732,38</text:p>
          </table:table-cell>
          <table:table-cell table:style-name="ce71" table:formula="of:=VLOOKUP([.$B77];[.$A$2:.$H62];4;0)*[.$Q77]" office:value-type="float" office:value="14598.5625">
            <text:p>14598,56</text:p>
          </table:table-cell>
          <table:table-cell table:style-name="ce71" table:formula="of:=VLOOKUP([.$B77];[.$A$2:.$H62];6;0)*[.$Q77]" office:value-type="float" office:value="1946.475">
            <text:p>1946,48</text:p>
          </table:table-cell>
          <table:table-cell table:number-columns-repeated="2"/>
          <table:table-cell table:formula="of:=[.C77]*TBLFIND([.$A$1:.$N$27];[.B77]; [.$N$1])" office:value-type="float" office:value="21.5">
            <text:p>21,5</text:p>
          </table:table-cell>
          <table:table-cell table:style-name="ce25" table:formula="of:=[.C77]*TBLFIND([.$A$1:.$O$27];[.B77]; [.$O$1])" office:value-type="float" office:value="64.5">
            <text:p>64,5</text:p>
          </table:table-cell>
          <table:table-cell table:number-columns-repeated="1000"/>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9" table:formula="of:=[.E64]*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6.332cm" draw:caption-point-x="-0.61cm" draw:caption-point-y="1.515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8]" office:value-type="float" office:value="26875">
            <text:p>26875</text:p>
          </table:table-cell>
          <table:table-cell/>
          <table:table-cell table:style-name="ce76" table:formula="of:=[.E66]*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596cm" svg:x="3.051cm" svg:y="36.765cm" draw:caption-point-x="-0.61cm" draw:caption-point-y="1.537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1]*1.25" office:value-type="float" office:value="2812.5">
            <text:p>2812,5</text:p>
          </table:table-cell>
          <table:table-cell table:formula="of:=[.D61]+1" office:value-type="float" office:value="11">
            <text:p>11</text:p>
          </table:table-cell>
          <table:table-cell table:style-name="ce76" table:formula="of:=[.E61]*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0]*VLOOKUP([.$B80];[.$A$2:.$N48];11;0)+[.E80]*[.H80]*VLOOKUP([.$B80];[.$A$2:.$N48];12;0))*(1 + ([.D80]-[Variables.$B$7])*VLOOKUP([.$B80];[.$A$2:.$O48];13;0)/100)" office:value-type="float" office:value="1534.78125">
            <text:p>1534,78</text:p>
          </table:table-cell>
          <table:table-cell table:style-name="ce71" table:formula="of:=VLOOKUP([.$B80];[.$A$2:.$H63];2;0)*[.$Q80]" office:value-type="float" office:value="3836.953125">
            <text:p>3836,95</text:p>
          </table:table-cell>
          <table:table-cell table:style-name="ce71" table:formula="of:=VLOOKUP([.$B80];[.$A$2:.$H63];4;0)*[.$Q80]" office:value-type="float" office:value="5371.734375">
            <text:p>5371,73</text:p>
          </table:table-cell>
          <table:table-cell table:style-name="ce71" table:formula="of:=VLOOKUP([.$B80];[.$A$2:.$H63];6;0)*[.$Q80]" office:value-type="float" office:value="268.58671875">
            <text:p>268,59</text:p>
          </table:table-cell>
          <table:table-cell table:number-columns-repeated="2"/>
          <table:table-cell table:formula="of:=[.C80]*TBLFIND([.$A$1:.$N$27];[.B80]; [.$N$1])" office:value-type="float" office:value="9">
            <text:p>9</text:p>
          </table:table-cell>
          <table:table-cell table:style-name="ce25" table:formula="of:=[.C80]*TBLFIND([.$A$1:.$O$27];[.B80]; [.$O$1])" office:value-type="float" office:value="27">
            <text:p>27</text:p>
          </table:table-cell>
          <table:table-cell table:number-columns-repeated="1000"/>
        </table:table-row>
        <table:table-row table:style-name="ro1">
          <table:table-cell office:value-type="string">
            <office:annotation draw:style-name="gr2" draw:text-style-name="P2" svg:width="3.591cm" svg:height="0.596cm" svg:x="3.051cm" svg:y="37.22cm" draw:caption-point-x="-0.61cm" draw:caption-point-y="1.537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1]*VLOOKUP([.$B81];[.$A$2:.$N49];11;0)+[.E82]*[.H82]*VLOOKUP([.$B81];[.$A$2:.$N49];12;0))*(1 + ([.D81]-[Variables.$B$7])*VLOOKUP([.$B81];[.$A$2:.$O49];13;0)/100)" office:value-type="float" office:value="2157.5535">
            <text:p>2157,55</text:p>
          </table:table-cell>
          <table:table-cell table:style-name="ce71" table:formula="of:=VLOOKUP([.$B81];[.$A$2:.$H67];2;0)*[.$Q81]" office:value-type="float" office:value="5609.6391">
            <text:p>5609,64</text:p>
          </table:table-cell>
          <table:table-cell table:style-name="ce71" table:formula="of:=VLOOKUP([.$B81];[.$A$2:.$H67];4;0)*[.$Q81]" office:value-type="float" office:value="7767.1926">
            <text:p>7767,19</text:p>
          </table:table-cell>
          <table:table-cell table:style-name="ce71" table:formula="of:=VLOOKUP([.$B81];[.$A$2:.$H67];6;0)*[.$Q81]" office:value-type="float" office:value="485.4495375">
            <text:p>485,45</text:p>
          </table:table-cell>
          <table:table-cell table:number-columns-repeated="2"/>
          <table:table-cell table:formula="of:=[.C81]*TBLFIND([.$A$1:.$N$27];[.B81]; [.$N$1])" office:value-type="float" office:value="12.53">
            <text:p>12,53</text:p>
          </table:table-cell>
          <table:table-cell table:style-name="ce25" table:formula="of:=[.C81]*TBLFIND([.$A$1:.$O$27];[.B81]; [.$O$1])" office:value-type="float" office:value="37.59">
            <text:p>37,59</text:p>
          </table:table-cell>
          <table:table-cell table:number-columns-repeated="1000"/>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2]*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152cm" draw:caption-point-x="-0.61cm" draw:caption-point-y="1.515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589cm" draw:caption-point-x="-0.61cm" draw:caption-point-y="1.534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0];11;0)+[.E84]*[.H84]*VLOOKUP([.$B84];[.$A$2:.$N50];12;0))*(1 + ([.D84]-[Variables.$B$7])*VLOOKUP([.$B84];[.$A$2:.$O50];13;0)/100)" office:value-type="float" office:value="1548.4">
            <text:p>1548,4</text:p>
          </table:table-cell>
          <table:table-cell table:style-name="ce71" table:formula="of:=VLOOKUP([.$B84];[.$A$2:.$H68];2;0)*[.$Q84]" office:value-type="float" office:value="2012.92">
            <text:p>2012,92</text:p>
          </table:table-cell>
          <table:table-cell table:style-name="ce71" table:formula="of:=VLOOKUP([.$B84];[.$A$2:.$H68];4;0)*[.$Q84]" office:value-type="float" office:value="4180.68">
            <text:p>4180,68</text:p>
          </table:table-cell>
          <table:table-cell table:style-name="ce71" table:formula="of:=VLOOKUP([.$B84];[.$A$2:.$H68];6;0)*[.$Q84]" office:value-type="float" office:value="309.68">
            <text:p>309,68</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9.044cm" draw:caption-point-x="-0.61cm" draw:caption-point-y="1.534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1];11;0)+[.E85]*[.H85]*VLOOKUP([.$B85];[.$A$2:.$N51];12;0))*(1 + ([.D85]-[Variables.$B$7])*VLOOKUP([.$B85];[.$A$2:.$O51];13;0)/100)" office:value-type="float" office:value="2250">
            <text:p>2250</text:p>
          </table:table-cell>
          <table:table-cell table:style-name="ce71" table:formula="of:=VLOOKUP([.$B85];[.$A$2:.$H69];2;0)*[.$Q85]" office:value-type="float" office:value="2925">
            <text:p>2925</text:p>
          </table:table-cell>
          <table:table-cell table:style-name="ce71" table:formula="of:=VLOOKUP([.$B85];[.$A$2:.$H69];4;0)*[.$Q85]" office:value-type="float" office:value="6075">
            <text:p>6075</text:p>
          </table:table-cell>
          <table:table-cell table:style-name="ce71" table:formula="of:=VLOOKUP([.$B85];[.$A$2:.$H69];6;0)*[.$Q85]" office:value-type="float" office:value="450">
            <text:p>450</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1.386cm" svg:x="3.051cm" svg:y="39.499cm" draw:caption-point-x="-0.61cm" draw:caption-point-y="1.534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2];11;0)+[.E86]*[.H86]*VLOOKUP([.$B86];[.$A$2:.$N52];12;0))*(1 + ([.D86]-[Variables.$B$7])*VLOOKUP([.$B86];[.$A$2:.$O52];13;0)/100)" office:value-type="float" office:value="3600">
            <text:p>3600</text:p>
          </table:table-cell>
          <table:table-cell table:style-name="ce71" table:formula="of:=VLOOKUP([.$B86];[.$A$2:.$H70];2;0)*[.$Q86]" office:value-type="float" office:value="4680">
            <text:p>4680</text:p>
          </table:table-cell>
          <table:table-cell table:style-name="ce71" table:formula="of:=VLOOKUP([.$B86];[.$A$2:.$H70];4;0)*[.$Q86]" office:value-type="float" office:value="9720">
            <text:p>9720</text:p>
          </table:table-cell>
          <table:table-cell table:style-name="ce71" table:formula="of:=VLOOKUP([.$B86];[.$A$2:.$H70];6;0)*[.$Q86]" office:value-type="float" office:value="720">
            <text:p>720</text:p>
          </table:table-cell>
          <table:table-cell table:number-columns-repeated="3"/>
          <table:table-cell table:style-name="ce25"/>
          <table:table-cell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71" table:formula="of:=([.C87]*VLOOKUP([.$B87];[.$A$2:.$N53];11;0)+[.E87]*[.H87]*VLOOKUP([.$B87];[.$A$2:.$N53];12;0))*(1 + ([.D87]-[Variables.$B$7])*VLOOKUP([.$B87];[.$A$2:.$O53];13;0)/100)" office:value-type="float" office:value="0">
            <text:p>0</text:p>
          </table:table-cell>
          <table:table-cell table:style-name="ce71" table:formula="of:=VLOOKUP([.$B87];[.$A$2:.$H71];2;0)*[.$Q87]" office:value-type="float" office:value="0">
            <text:p>0</text:p>
          </table:table-cell>
          <table:table-cell table:style-name="ce71" table:formula="of:=VLOOKUP([.$B87];[.$A$2:.$H71];4;0)*[.$Q87]" office:value-type="float" office:value="0">
            <text:p>0</text:p>
          </table:table-cell>
          <table:table-cell table:style-name="ce71" table:formula="of:=VLOOKUP([.$B87];[.$A$2:.$H71];6;0)*[.$Q87]"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5" table:formula="of:=[.C87]*TBLFIND([.$A$1:.$O$27];[.B87]; [.$O$1])" office:value-type="float" office:value="0">
            <text:p>0</text:p>
          </table:table-cell>
          <table:table-cell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8]; [.$A92]; [.$I$51]); TBLFIND([.$A$51:.$T$88]; [.$B92]; [.$M$51]); TBLFIND([.$A$51:.$T$88]; [.$A92]; [.$E$51]); TBLFIND([.$A$51:.$T$88]; [.$A92]; [.$H$51]))" office:value-type="float" office:value="80.5">
            <text:p>80,5</text:p>
          </table:table-cell>
          <table:table-cell table:style-name="ce25" table:formula="of:=TBLFIND([.$A$51:.$X$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5" table:formula="of:=[.D92]/[.D93]" office:value-type="float" office:value="0.279513888888889">
            <text:p>0,28</text:p>
          </table:table-cell>
          <table:table-cell table:style-name="ce25" table:formula="of:=VTBLFIND([.$A92]; [.$A$51:.$T$89]; [.C$51])/VTBLFIND([.$B92]; [.$A$51:.$T$89];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6"/>
          <table:table-cell table:style-name="Default"/>
          <table:table-cell table:number-columns-repeated="1000"/>
        </table:table-row>
        <table:table-row table:style-name="ro1">
          <table:table-cell table:style-name="ce62" table:formula="of:=[.B92]" office:value-type="string" office:string-value="Azure">
            <text:p>Azure</text:p>
          </table:table-cell>
          <table:table-cell table:style-name="ce70" table:formula="of:=[.A92]" office:value-type="string" office:string-value="Scorpion" table:number-columns-spanned="2" table:number-rows-spanned="1">
            <text:p>Scorpion</text:p>
          </table:table-cell>
          <table:covered-table-cell table:style-name="ce62"/>
          <table:table-cell table:style-name="ce77" table:formula="of:=DAMAGETOARMOR([.$A$30:.$C$48]; TBLFIND([.$A$51:.$T$88]; [.$A93]; [.$I$51]); TBLFIND([.$A$51:.$T$88]; [.$B93]; [.$M$51]); TBLFIND([.$A$51:.$T$88]; [.$A93]; [.$E$51]); TBLFIND([.$A$51:.$T$88]; [.$A93]; [.$H$51]))" office:value-type="float" office:value="288">
            <text:p>288</text:p>
          </table:table-cell>
          <table:table-cell table:style-name="ce77" table:formula="of:=TBLFIND([.$A$51:.$X$89]; [.$B93]; [.$C$51])/[.$D93]" office:value-type="float" office:value="3.29861111111111">
            <text:p>3,3</text:p>
          </table:table-cell>
          <table:table-cell table:style-name="ce62" table:formula="of:=VTBLFIND([.$A93]; [.$A$51:.$T$89]; [.R$51])/VTBLFIND([.$B93]; [.$A$51:.$T$89]; [.R$51])" office:value-type="float" office:value="1.36164931141796">
            <text:p>1,36</text:p>
          </table:table-cell>
          <table:table-cell table:style-name="ce62" table:formula="of:=VTBLFIND([.$A93]; [.$A$51:.$T$89]; [.S$51])/VTBLFIND([.$B93]; [.$A$51:.$T$89]; [.S$51])" office:value-type="float" office:value="1.36164931141796">
            <text:p>1,36</text:p>
          </table:table-cell>
          <table:table-cell table:style-name="ce62" table:formula="of:=VTBLFIND([.$A93]; [.$A$51:.$T$89]; [.T$51])/VTBLFIND([.$B93]; [.$A$51:.$T$89]; [.T$51])" office:value-type="float" office:value="1.36164931141796">
            <text:p>1,36</text:p>
          </table:table-cell>
          <table:table-cell table:style-name="ce77" table:formula="of:=[.D93]/[.D92]" office:value-type="float" office:value="3.57763975155279">
            <text:p>3,58</text:p>
          </table:table-cell>
          <table:table-cell table:style-name="ce77" table:formula="of:=VTBLFIND([.$A93]; [.$A$51:.$T$89]; [.C$51])/VTBLFIND([.$B93]; [.$A$51:.$T$89]; [.C$51])" office:value-type="float" office:value="0.610526315789474">
            <text:p>0,61</text:p>
          </table:table-cell>
          <table:table-cell/>
          <table:table-cell table:style-name="Default"/>
          <table:table-cell table:number-columns-repeated="4"/>
          <table:table-cell table:style-name="ce63"/>
          <table:table-cell table:number-columns-repeated="6"/>
          <table:table-cell table:style-name="Default"/>
          <table:table-cell table:number-columns-repeated="1000"/>
        </table:table-row>
        <table:table-row table:style-name="ro1">
          <table:table-cell table:number-columns-repeated="11"/>
          <table:table-cell table:style-name="Default"/>
          <table:table-cell table:number-columns-repeated="11"/>
          <table:table-cell table:style-name="Default"/>
          <table:table-cell table:number-columns-repeated="1000"/>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8]; [.$A$96]; [.R$51])" office:value-type="float" office:value="3843.75">
            <text:p>3843,75</text:p>
          </table:table-cell>
          <table:table-cell table:style-name="ce67" table:formula="of:=TBLFIND([.$A$51:.$V$88]; [.$A$96]; [.S$51])" office:value-type="float" office:value="5381.25">
            <text:p>5381,25</text:p>
          </table:table-cell>
          <table:table-cell table:style-name="ce67" table:formula="of:=TBLFIND([.$A$51:.$V$88]; [.$A$96];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7"/>
          <table:table-cell table:style-name="Default"/>
          <table:table-cell table:number-columns-repeated="1000"/>
        </table:table-row>
        <table:table-row table:style-name="ro9">
          <table:table-cell table:number-columns-repeated="11"/>
          <table:table-cell table:style-name="Default"/>
          <table:table-cell table:number-columns-repeated="11"/>
          <table:table-cell table:style-name="Default"/>
          <table:table-cell table:number-columns-repeated="1000"/>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6"/>
          <table:table-cell table:style-name="Default"/>
          <table:table-cell table:number-columns-repeated="1000"/>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table:style-name="ce65" office:value-type="float" office:value="1">
            <text:p>1</text:p>
          </table:table-cell>
          <table:table-cell table:style-name="ce25" table:formula="of:=SUPERFORMULA([.$A101];[Main.$C$3:.$M$3]) * SHOURS(1) / [.$B$96]" office:value-type="float" office:value="0.00515121951219512">
            <text:p>0,01</text:p>
          </table:table-cell>
          <table:table-cell table:style-name="ce74"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5" table:formula="of:=SUPERFORMULA([.$A101];[Main.$C$3:.$M$3]) * SDAYS(1) / [.$B$96]" office:value-type="float" office:value="0.123629268292683">
            <text:p>0,12</text:p>
          </table:table-cell>
          <table:table-cell table:style-name="ce74"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5" table:formula="of:=SUPERFORMULA([.$A101];[Main.$C$3:.$M$3]) * SWEEKS(1) / [.$B$96]" office:value-type="float" office:value="0.865404878048781">
            <text:p>0,87</text:p>
          </table:table-cell>
          <table:table-cell table:style-name="ce67" table:formula="of:=SUPERFORMULA([.$A101];[Main.$C$16:.$M$16]) * SWEEKS(1) / [.$C$96]" office:value-type="float" office:value="1.34868292682927">
            <text:p>1,35</text:p>
          </table:table-cell>
          <table:table-cell table:style-name="ce25" table:formula="of:=SUPERFORMULA([.$A101];[Main.$C$33:.$M$33]) * SWEEKS(1) / [.$D$96]" office:value-type="float" office:value="3.37170731707317">
            <text:p>3,37</text:p>
          </table:table-cell>
          <table:table-cell/>
          <table:table-cell table:style-name="ce25" table:formula="of:=SUPERFORMULA([.$A101];[Main.$C$3:.$M$3]) * SMONTHS(1) / [.$B$96]" office:value-type="float" office:value="3.70887804878049">
            <text:p>3,71</text:p>
          </table:table-cell>
          <table:table-cell table:style-name="ce67" table:formula="of:=SUPERFORMULA([.$A101];[Main.$C$16:.$M$16]) * SMONTHS(1) / [.$C$96]" office:value-type="float" office:value="5.78006968641115">
            <text:p>5,78</text:p>
          </table:table-cell>
          <table:table-cell table:style-name="ce67"/>
          <table:table-cell table:style-name="ce25" table:formula="of:=SUPERFORMULA([.$A101];[Main.$C$33:.$M$33]) * SMONTHS(1) / [.$D$96]" office:value-type="float" office:value="14.4501742160279">
            <text:p>14,45</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style-name="ce25" table:formula="of:=SUPERFORMULA([.$A102];[Main.$C$3:.$M$3]) * SHOURS(1) / [.$B$96]" office:value-type="float" office:value="0.0103696609990584">
            <text:p>0,01</text:p>
          </table:table-cell>
          <table:table-cell table:style-name="ce74"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5" table:formula="of:=SUPERFORMULA([.$A102];[Main.$C$3:.$M$3]) * SDAYS(1) / [.$B$96]" office:value-type="float" office:value="0.248871863977401">
            <text:p>0,25</text:p>
          </table:table-cell>
          <table:table-cell table:style-name="ce74"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5" table:formula="of:=SUPERFORMULA([.$A102];[Main.$C$3:.$M$3]) * SWEEKS(1) / [.$B$96]" office:value-type="float" office:value="1.74210304784181">
            <text:p>1,74</text:p>
          </table:table-cell>
          <table:table-cell table:style-name="ce67" table:formula="of:=SUPERFORMULA([.$A102];[Main.$C$16:.$M$16]) * SWEEKS(1) / [.$C$96]" office:value-type="float" office:value="2.72963240149924">
            <text:p>2,73</text:p>
          </table:table-cell>
          <table:table-cell table:style-name="ce25" table:formula="of:=SUPERFORMULA([.$A102];[Main.$C$33:.$M$33]) * SWEEKS(1) / [.$D$96]" office:value-type="float" office:value="6.77568118198705">
            <text:p>6,78</text:p>
          </table:table-cell>
          <table:table-cell/>
          <table:table-cell table:style-name="ce25" table:formula="of:=SUPERFORMULA([.$A102];[Main.$C$3:.$M$3]) * SMONTHS(1) / [.$B$96]" office:value-type="float" office:value="7.46615591932204">
            <text:p>7,47</text:p>
          </table:table-cell>
          <table:table-cell table:style-name="ce67" table:formula="of:=SUPERFORMULA([.$A102];[Main.$C$16:.$M$16]) * SMONTHS(1) / [.$C$96]" office:value-type="float" office:value="11.6984245778539">
            <text:p>11,7</text:p>
          </table:table-cell>
          <table:table-cell table:style-name="ce67"/>
          <table:table-cell table:style-name="ce25" table:formula="of:=SUPERFORMULA([.$A102];[Main.$C$33:.$M$33]) * SMONTHS(1) / [.$D$96]" office:value-type="float" office:value="29.0386336370873">
            <text:p>29,04</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style-name="ce25" table:formula="of:=SUPERFORMULA([.$A103];[Main.$C$3:.$M$3]) * SHOURS(1) / [.$B$96]" office:value-type="float" office:value="0.020883415455214">
            <text:p>0,02</text:p>
          </table:table-cell>
          <table:table-cell table:style-name="ce74"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5" table:formula="of:=SUPERFORMULA([.$A103];[Main.$C$3:.$M$3]) * SDAYS(1) / [.$B$96]" office:value-type="float" office:value="0.501201970925135">
            <text:p>0,5</text:p>
          </table:table-cell>
          <table:table-cell table:style-name="ce74"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5" table:formula="of:=SUPERFORMULA([.$A103];[Main.$C$3:.$M$3]) * SWEEKS(1) / [.$B$96]" office:value-type="float" office:value="3.50841379647595">
            <text:p>3,51</text:p>
          </table:table-cell>
          <table:table-cell table:style-name="ce67" table:formula="of:=SUPERFORMULA([.$A103];[Main.$C$16:.$M$16]) * SWEEKS(1) / [.$C$96]" office:value-type="float" office:value="5.52842966240514">
            <text:p>5,53</text:p>
          </table:table-cell>
          <table:table-cell table:style-name="ce25" table:formula="of:=SUPERFORMULA([.$A103];[Main.$C$33:.$M$33]) * SWEEKS(1) / [.$D$96]" office:value-type="float" office:value="13.6205272233808">
            <text:p>13,62</text:p>
          </table:table-cell>
          <table:table-cell/>
          <table:table-cell table:style-name="ce25" table:formula="of:=SUPERFORMULA([.$A103];[Main.$C$3:.$M$3]) * SMONTHS(1) / [.$B$96]" office:value-type="float" office:value="15.0360591277541">
            <text:p>15,04</text:p>
          </table:table-cell>
          <table:table-cell table:style-name="ce67" table:formula="of:=SUPERFORMULA([.$A103];[Main.$C$16:.$M$16]) * SMONTHS(1) / [.$C$96]" office:value-type="float" office:value="23.6932699817363">
            <text:p>23,69</text:p>
          </table:table-cell>
          <table:table-cell table:style-name="ce67"/>
          <table:table-cell table:style-name="ce25" table:formula="of:=SUPERFORMULA([.$A103];[Main.$C$33:.$M$33]) * SMONTHS(1) / [.$D$96]" office:value-type="float" office:value="58.3736881002032">
            <text:p>58,37</text:p>
          </table:table-cell>
          <table:table-cell table:number-columns-repeated="6"/>
          <table:table-cell table:style-name="Default"/>
          <table:table-cell table:number-columns-repeated="1000"/>
        </table:table-row>
        <table:table-row table:style-name="ro1">
          <table:table-cell office:value-type="float" office:value="7">
            <text:p>7</text:p>
          </table:table-cell>
          <table:table-cell table:style-name="ce25" table:formula="of:=SUPERFORMULA([.$A104];[Main.$C$3:.$M$3]) * SHOURS(1) / [.$B$96]" office:value-type="float" office:value="0.0367627075004598">
            <text:p>0,04</text:p>
          </table:table-cell>
          <table:table-cell table:style-name="ce74"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5" table:formula="of:=SUPERFORMULA([.$A104];[Main.$C$3:.$M$3]) * SDAYS(1) / [.$B$96]" office:value-type="float" office:value="0.882304980011035">
            <text:p>0,88</text:p>
          </table:table-cell>
          <table:table-cell table:style-name="ce74"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5" table:formula="of:=SUPERFORMULA([.$A104];[Main.$C$3:.$M$3]) * SWEEKS(1) / [.$B$96]" office:value-type="float" office:value="6.17613486007724">
            <text:p>6,18</text:p>
          </table:table-cell>
          <table:table-cell table:style-name="ce67" table:formula="of:=SUPERFORMULA([.$A104];[Main.$C$16:.$M$16]) * SWEEKS(1) / [.$C$96]" office:value-type="float" office:value="9.77878252704996">
            <text:p>9,78</text:p>
          </table:table-cell>
          <table:table-cell table:style-name="ce25" table:formula="of:=SUPERFORMULA([.$A104];[Main.$C$33:.$M$33]) * SWEEKS(1) / [.$D$96]" office:value-type="float" office:value="23.9399532587573">
            <text:p>23,94</text:p>
          </table:table-cell>
          <table:table-cell/>
          <table:table-cell table:style-name="ce25" table:formula="of:=SUPERFORMULA([.$A104];[Main.$C$3:.$M$3]) * SMONTHS(1) / [.$B$96]" office:value-type="float" office:value="26.469149400331">
            <text:p>26,47</text:p>
          </table:table-cell>
          <table:table-cell table:style-name="ce67" table:formula="of:=SUPERFORMULA([.$A104];[Main.$C$16:.$M$16]) * SMONTHS(1) / [.$C$96]" office:value-type="float" office:value="41.9090679730712">
            <text:p>41,91</text:p>
          </table:table-cell>
          <table:table-cell table:style-name="ce67"/>
          <table:table-cell table:style-name="ce25" table:formula="of:=SUPERFORMULA([.$A104];[Main.$C$33:.$M$33]) * SMONTHS(1) / [.$D$96]" office:value-type="float" office:value="102.599799680388">
            <text:p>102,6</text:p>
          </table:table-cell>
          <table:table-cell table:number-columns-repeated="6"/>
          <table:table-cell table:style-name="Default"/>
          <table:table-cell table:number-columns-repeated="1000"/>
        </table:table-row>
        <table:table-row table:style-name="ro1">
          <table:table-cell table:style-name="ce64" office:value-type="string">
            <text:p>T2</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7"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7"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5" table:formula="of:=SUPERFORMULA([.$A106];[Main.$C$9:.$M$9]) * SWEEKS(1) / [.$B$96]" office:value-type="float" office:value="6.37252682926829">
            <text:p>6,37</text:p>
          </table:table-cell>
          <table:table-cell table:style-name="ce67" table:formula="of:=SUPERFORMULA([.$A106];[Main.$C$21:.$M$21]) * SWEEKS(1) / [.$C$96]" office:value-type="float" office:value="16.672128294752">
            <text:p>16,67</text:p>
          </table:table-cell>
          <table:table-cell table:style-name="ce25" table:formula="of:=SUPERFORMULA([.$A106];[Main.$C$39:.$M$39]) * SWEEKS(1) / [.$D$96]" office:value-type="float" office:value="23.3771707317073">
            <text:p>23,38</text:p>
          </table:table-cell>
          <table:table-cell/>
          <table:table-cell table:style-name="ce25" table:formula="of:=SUPERFORMULA([.$A106];[Main.$C$9:.$M$9]) * SMONTHS(1) / [.$B$96]" office:value-type="float" office:value="27.3108292682927">
            <text:p>27,31</text:p>
          </table:table-cell>
          <table:table-cell table:style-name="ce67" table:formula="of:=SUPERFORMULA([.$A106];[Main.$C$21:.$M$21]) * SMONTHS(1) / [.$C$96]" office:value-type="float" office:value="71.45197840608">
            <text:p>71,45</text:p>
          </table:table-cell>
          <table:table-cell table:style-name="ce67"/>
          <table:table-cell table:style-name="ce25" table:formula="of:=SUPERFORMULA([.$A106];[Main.$C$39:.$M$39]) * SMONTHS(1) / [.$D$96]" office:value-type="float" office:value="100.18787456446">
            <text:p>100,19</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7"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7"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5" table:formula="of:=SUPERFORMULA([.$A107];[Main.$C$9:.$M$9]) * SWEEKS(1) / [.$B$96]" office:value-type="float" office:value="8.35053835775382">
            <text:p>8,35</text:p>
          </table:table-cell>
          <table:table-cell table:style-name="ce67" table:formula="of:=SUPERFORMULA([.$A107];[Main.$C$21:.$M$21]) * SWEEKS(1) / [.$C$96]" office:value-type="float" office:value="20.4629000286331">
            <text:p>20,46</text:p>
          </table:table-cell>
          <table:table-cell table:style-name="ce25" table:formula="of:=SUPERFORMULA([.$A107];[Main.$C$39:.$M$39]) * SWEEKS(1) / [.$D$96]" office:value-type="float" office:value="36.558660493901">
            <text:p>36,56</text:p>
          </table:table-cell>
          <table:table-cell/>
          <table:table-cell table:style-name="ce25" table:formula="of:=SUPERFORMULA([.$A107];[Main.$C$9:.$M$9]) * SMONTHS(1) / [.$B$96]" office:value-type="float" office:value="35.7880215332307">
            <text:p>35,79</text:p>
          </table:table-cell>
          <table:table-cell table:style-name="ce67" table:formula="of:=SUPERFORMULA([.$A107];[Main.$C$21:.$M$21]) * SMONTHS(1) / [.$C$96]" office:value-type="float" office:value="87.6981429798561">
            <text:p>87,7</text:p>
          </table:table-cell>
          <table:table-cell table:style-name="ce67"/>
          <table:table-cell table:style-name="ce25" table:formula="of:=SUPERFORMULA([.$A107];[Main.$C$39:.$M$39]) * SMONTHS(1) / [.$D$96]" office:value-type="float" office:value="156.67997354529">
            <text:p>156,68</text:p>
          </table:table-cell>
          <table:table-cell table:number-columns-repeated="6"/>
          <table:table-cell table:style-name="Default"/>
          <table:table-cell table:number-columns-repeated="1000"/>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7"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7"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5" table:formula="of:=SUPERFORMULA([.$A108];[Main.$C$9:.$M$9]) * SWEEKS(1) / [.$B$96]" office:value-type="float" office:value="10.5406913725223">
            <text:p>10,54</text:p>
          </table:table-cell>
          <table:table-cell table:style-name="ce67" table:formula="of:=SUPERFORMULA([.$A108];[Main.$C$21:.$M$21]) * SWEEKS(1) / [.$C$96]" office:value-type="float" office:value="24.5798785566863">
            <text:p>24,58</text:p>
          </table:table-cell>
          <table:table-cell table:style-name="ce25" table:formula="of:=SUPERFORMULA([.$A108];[Main.$C$39:.$M$39]) * SWEEKS(1) / [.$D$96]" office:value-type="float" office:value="51.7823318927558">
            <text:p>51,78</text:p>
          </table:table-cell>
          <table:table-cell/>
          <table:table-cell table:style-name="ce25" table:formula="of:=SUPERFORMULA([.$A108];[Main.$C$9:.$M$9]) * SMONTHS(1) / [.$B$96]" office:value-type="float" office:value="45.174391596524">
            <text:p>45,17</text:p>
          </table:table-cell>
          <table:table-cell table:style-name="ce67" table:formula="of:=SUPERFORMULA([.$A108];[Main.$C$21:.$M$21]) * SMONTHS(1) / [.$C$96]" office:value-type="float" office:value="105.342336671513">
            <text:p>105,34</text:p>
          </table:table-cell>
          <table:table-cell table:style-name="ce67"/>
          <table:table-cell table:style-name="ce25" table:formula="of:=SUPERFORMULA([.$A108];[Main.$C$39:.$M$39]) * SMONTHS(1) / [.$D$96]" office:value-type="float" office:value="221.924279540382">
            <text:p>221,92</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7"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7"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5" table:formula="of:=SUPERFORMULA([.$A109];[Main.$C$9:.$M$9]) * SWEEKS(1) / [.$B$96]" office:value-type="float" office:value="12.9024">
            <text:p>12,9</text:p>
          </table:table-cell>
          <table:table-cell table:style-name="ce67" table:formula="of:=SUPERFORMULA([.$A109];[Main.$C$21:.$M$21]) * SWEEKS(1) / [.$C$96]" office:value-type="float" office:value="28.9489731025296">
            <text:p>28,95</text:p>
          </table:table-cell>
          <table:table-cell table:style-name="ce25" table:formula="of:=SUPERFORMULA([.$A109];[Main.$C$39:.$M$39]) * SWEEKS(1) / [.$D$96]" office:value-type="float" office:value="68.6221738536711">
            <text:p>68,62</text:p>
          </table:table-cell>
          <table:table-cell/>
          <table:table-cell table:style-name="ce25" table:formula="of:=SUPERFORMULA([.$A109];[Main.$C$9:.$M$9]) * SMONTHS(1) / [.$B$96]" office:value-type="float" office:value="55.296">
            <text:p>55,3</text:p>
          </table:table-cell>
          <table:table-cell table:style-name="ce67" table:formula="of:=SUPERFORMULA([.$A109];[Main.$C$21:.$M$21]) * SMONTHS(1) / [.$C$96]" office:value-type="float" office:value="124.06702758227">
            <text:p>124,07</text:p>
          </table:table-cell>
          <table:table-cell table:style-name="ce67"/>
          <table:table-cell table:style-name="ce25" table:formula="of:=SUPERFORMULA([.$A109];[Main.$C$39:.$M$39]) * SMONTHS(1) / [.$D$96]" office:value-type="float" office:value="294.095030801448">
            <text:p>294,1</text:p>
          </table:table-cell>
          <table:table-cell table:number-columns-repeated="6"/>
          <table:table-cell table:style-name="Default"/>
          <table:table-cell table:number-columns-repeated="1000"/>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65]; 2; 0)/60" office:value-type="float" office:value="0">
            <text:p>#N/A</text:p>
          </table:table-cell>
          <table:table-cell table:formula="of:=VLOOKUP([.$C$1];[Main.$B$2:Main.$K$365]; 3; 0)*([.$A3]+VLOOKUP([.$C$1];[Main.$B$2:Main.$K$36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65]; 2; 0)/60" office:value-type="float" office:value="0">
            <text:p>#N/A</text:p>
          </table:table-cell>
          <table:table-cell table:formula="of:=VLOOKUP([.$C$1];[Main.$B$2:Main.$K$365]; 3; 0)*([.$A4]+VLOOKUP([.$C$1];[Main.$B$2:Main.$K$36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65]; 2; 0)/60" office:value-type="float" office:value="0">
            <text:p>#N/A</text:p>
          </table:table-cell>
          <table:table-cell table:formula="of:=VLOOKUP([.$C$1];[Main.$B$2:Main.$K$365]; 3; 0)*([.$A5]+VLOOKUP([.$C$1];[Main.$B$2:Main.$K$36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65]; 2; 0)/60" office:value-type="float" office:value="0">
            <text:p>#N/A</text:p>
          </table:table-cell>
          <table:table-cell table:formula="of:=VLOOKUP([.$C$1];[Main.$B$2:Main.$K$365]; 3; 0)*([.$A6]+VLOOKUP([.$C$1];[Main.$B$2:Main.$K$36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65]; 2; 0)/60" office:value-type="float" office:value="0">
            <text:p>#N/A</text:p>
          </table:table-cell>
          <table:table-cell table:formula="of:=VLOOKUP([.$C$1];[Main.$B$2:Main.$K$365]; 3; 0)*([.$A7]+VLOOKUP([.$C$1];[Main.$B$2:Main.$K$36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65]; 2; 0)/60" office:value-type="float" office:value="0">
            <text:p>#N/A</text:p>
          </table:table-cell>
          <table:table-cell table:formula="of:=VLOOKUP([.$C$1];[Main.$B$2:Main.$K$365]; 3; 0)*([.$A8]+VLOOKUP([.$C$1];[Main.$B$2:Main.$K$36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65]; 2; 0)/60" office:value-type="float" office:value="0">
            <text:p>#N/A</text:p>
          </table:table-cell>
          <table:table-cell table:formula="of:=VLOOKUP([.$C$1];[Main.$B$2:Main.$K$365]; 3; 0)*([.$A9]+VLOOKUP([.$C$1];[Main.$B$2:Main.$K$36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65]; 2; 0)/60" office:value-type="float" office:value="0">
            <text:p>#N/A</text:p>
          </table:table-cell>
          <table:table-cell table:formula="of:=VLOOKUP([.$C$1];[Main.$B$2:Main.$K$365]; 3; 0)*([.$A10]+VLOOKUP([.$C$1];[Main.$B$2:Main.$K$36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65]; 2; 0)/60" office:value-type="float" office:value="0">
            <text:p>#N/A</text:p>
          </table:table-cell>
          <table:table-cell table:formula="of:=VLOOKUP([.$C$1];[Main.$B$2:Main.$K$365]; 3; 0)*([.$A11]+VLOOKUP([.$C$1];[Main.$B$2:Main.$K$36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65]; 2; 0)/60" office:value-type="float" office:value="0">
            <text:p>#N/A</text:p>
          </table:table-cell>
          <table:table-cell table:formula="of:=VLOOKUP([.$C$1];[Main.$B$2:Main.$K$365]; 3; 0)*([.$A12]+VLOOKUP([.$C$1];[Main.$B$2:Main.$K$36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7:.$E$369"/>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4">2011-04-04</text:date>, <text:time>19:35: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4-04T19:35:08</dc:date>
    <dc:creator>Artūras Šlajus</dc:creator>
    <meta:editing-duration>PT71H40M31S</meta:editing-duration>
    <meta:editing-cycles>355</meta:editing-cycles>
    <meta:generator>OpenOffice.org/3.2$Linux OpenOffice.org_project/320m19$Build-9505</meta:generator>
    <meta:document-statistic meta:table-count="5" meta:cell-count="504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